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documentclass[</text:p>
      <text:p text:style-name="Standard"><text:tab/>a4paper,</text:p>
      <text:p text:style-name="Standard"><text:tab/>pagesize,</text:p>
      <text:p text:style-name="Standard"><text:tab/>pdftex,</text:p>
      <text:p text:style-name="Standard"><text:tab/>12pt,</text:p>
      <text:p text:style-name="Standard"><text:tab/>twoside, % + BCOR darunter: für doppelseitigen Druck aktivieren, sonst beide deaktivieren</text:p>
      <text:p text:style-name="Standard"><text:tab/>BCOR=5mm, % Dicke der Bindung berücksichtigen (Copyshop fragen, wie viel das ist)</text:p>
      <text:p text:style-name="Standard"><text:tab/>ngerman,</text:p>
      <text:p text:style-name="Standard"><text:tab/>fleqn,</text:p>
      <text:p text:style-name="Standard"><text:tab/>final,</text:p>
      <text:p text:style-name="Standard"><text:tab/>]{scrartcl}</text:p>
      <text:p text:style-name="Standard">\usepackage{ucs}</text:p>
      <text:p text:style-name="Standard">\usepackage[utf8x]{inputenc} % Eingabekodierung: UTF-8</text:p>
      <text:p text:style-name="Standard">\usepackage{graphicx,subfigure}</text:p>
      <text:p text:style-name="Standard">\usepackage{subcaption}</text:p>
      <text:p text:style-name="Standard">\usepackage{float}</text:p>
      <text:p text:style-name="Standard">\usepackage{fixltx2e} % Schickere Ausgabe</text:p>
      <text:p text:style-name="Standard">\usepackage[T1]{fontenc} % ordentliche Trennung</text:p>
      <text:p text:style-name="Standard">\usepackage[english]{babel}</text:p>
      <text:p text:style-name="Standard">\usepackage[''Optionen'']{acronym}</text:p>
      <text:p text:style-name="Standard">\usepackage{amsmath}</text:p>
      <text:p text:style-name="Standard">\usepackage{amsthm}</text:p>
      <text:p text:style-name="Standard">\usepackage{lmodern} % ordentliche Schriften</text:p>
      <text:p text:style-name="Standard">\usepackage[unicode=true]{hyperref}</text:p>
      <text:p text:style-name="Standard">\usepackage{setspace,graphicx,tikz,tabularx} % für Elemente der Titelseite</text:p>
      <text:p text:style-name="Standard">\usepackage[draft=false,babel,tracking=true,kerning=true,spacing=true]{microtype} % optischer Randausgleich etc.</text:p>
      <text:p text:style-name="Standard"/>
      <text:p text:style-name="Standard">\DeclareMathOperator*{\argminB}{argmin}</text:p>
      <text:p text:style-name="Standard">\DeclareMathOperator*{\argmaxB}{argmax} </text:p>
      <text:p text:style-name="Standard"/>
      <text:p text:style-name="Standard">\begin{document}</text:p>
      <text:p text:style-name="Standard"/>
      <text:p text:style-name="Standard">% Beispielhafte Nutzung der Vorlage für die Titelseite (bitte anpassen):</text:p>
      <text:p text:style-name="Standard">\input{Institutsvorlage}</text:p>
      <text:p text:style-name="Standard">\titel{Active Learning for Text Classification on Imbalanced Data} % Titel der Arbeit</text:p>
      <text:p text:style-name="Standard">\typ{Master Thesis} % Typ der Arbeit: <text:s/>Diplomarbeit, Masterarbeit, Bachelorarbeit</text:p>
      <text:p text:style-name="Standard">\grad{Master of Science (M. Sc.)} % erreichter Akademischer Grad</text:p>
      <text:p text:style-name="Standard">% z.B.: Master of Science (M. Sc.), Master of Education (M. Ed.), Bachelor of Science (B. Sc.), Bachelor of Arts (B. A.), Diplominformatikerin</text:p>
      <text:p text:style-name="Standard">\autor{Julia Masche} % Autor der Arbeit, mit Vor- und Nachname</text:p>
      <text:p text:style-name="Standard">\gebdatum{08.06.1993} % Geburtsdatum des Autors</text:p>
      <text:p text:style-name="Standard">\gebort{Berlin} % Geburtsort des Autors</text:p>
      <text:p text:style-name="Standard">\gutachter{Prof. Dr. Dr. hc. mult. Kerstin von Kienfeld}{Prof. Dr. Bernd Blume} % Erst- und Zweitgutachter der Arbeit</text:p>
      <text:p text:style-name="Standard">\mitverteidigung % entfernen, falls keine Verteidigung erfolgt</text:p>
      <text:p text:style-name="Standard">\makeTitel</text:p>
      <text:p text:style-name="Standard"/>
      <text:p text:style-name="Standard"/>
      <text:p text:style-name="Standard">\newpage</text:p>
      <text:p text:style-name="Standard">% Hier folgt die eigentliche Arbeit (bei doppelseitigem Druck auf einem neuen Blatt):</text:p>
      <text:p text:style-name="Standard">\tableofcontents</text:p>
      <text:p text:style-name="Standard"><text:soft-page-break/>\newpage</text:p>
      <text:p text:style-name="Standard"/>
      <text:p text:style-name="Standard">\listoffigures</text:p>
      <text:p text:style-name="Standard"/>
      <text:p text:style-name="Standard">\newpage </text:p>
      <text:p text:style-name="Standard"/>
      <text:p text:style-name="Standard">\listoftables</text:p>
      <text:p text:style-name="Standard"/>
      <text:p text:style-name="Standard">\newpage</text:p>
      <text:p text:style-name="Standard">\section*{Abkürzungsverzeichnis}</text:p>
      <text:p text:style-name="Standard">\begin{acronym}[Bash]</text:p>
      <text:p text:style-name="Standard">\acro{AL}{Active Learning}</text:p>
      <text:p text:style-name="Standard"><text:s/>\acro{BERT}{Bidirectional Encoder Representations from Transformer}</text:p>
      <text:p text:style-name="Standard">\acro{EER}{Expected Error Reduction}</text:p>
      <text:p text:style-name="Standard">\acro{GloVe}{Global Vectors}</text:p>
      <text:p text:style-name="Standard">\acro{GRU}{Gated Recurrent Units}</text:p>
      <text:p text:style-name="Standard">\acro{k-NN}{k-Nearest Neighbor}</text:p>
      <text:p text:style-name="Standard"><text:s/>\acro{LAL}{Learning Active Learning}</text:p>
      <text:p text:style-name="Standard"><text:s text:c="2"/>\acro{LSTM}{Long short-term memory}</text:p>
      <text:p text:style-name="Standard"><text:s/>\acro{NLP}{Natural Language Processing}</text:p>
      <text:p text:style-name="Standard"><text:s text:c="2"/>\acro{NN}{Neural Network}</text:p>
      <text:p text:style-name="Standard"><text:s/>\acro{QBC}{Query By Committee}</text:p>
      <text:p text:style-name="Standard"><text:s/>\acro{RNN}{Recurrent Neural Network}</text:p>
      <text:p text:style-name="Standard"><text:s/>\acro{SVM}{Support Vector Machine}</text:p>
      <text:p text:style-name="Standard">\end{acronym}</text:p>
      <text:p text:style-name="Standard"/>
      <text:p text:style-name="Standard">\newpage</text:p>
      <text:p text:style-name="Standard"/>
      <text:p text:style-name="Standard">\section{Introduction}</text:p>
      <text:p text:style-name="Standard">Labeling documents for any Machine Learning problem, including text and document classification, can be difficult, time-consuming and expensive. In order to overcome the task of labeling thousands of documents, different \textit{active learning (AL)} approaches have been developed.</text:p>
      <text:p text:style-name="Standard">\\</text:p>
      <text:p text:style-name="Standard">Many papers already have been published about active learning in combination with different machine learning models for text classification. However, deep learning and neural networks with active learning is still a very unexplored area, especially when applied to class imbalanced datasets. Class imbalance in general poses a great challenge in text classification while being very relevant for real-world problems. For companies which work on classification problems, often times the data provided by their customers is very unbalanced with many instances for one class and very few instances for other classes. </text:p>
      <text:p text:style-name="Standard">\\</text:p>
      <text:p text:style-name="Standard">Many AL query strategies work by selecting instances which will increase the model performance. That means for class imbalanced classification, instances of the minority classes should ideally be selected for the next query batch. \\</text:p>
      <text:p text:style-name="Standard">In order to examine the behavior of active learning for text classification on imbalanced data, I will carry out experiments on different datasets with different degrees of class imbalance. I will use 6 popular AL query strategies, so that I can see if any query strategy works better for class imbalance problems than other strategies. Moreover, I also will investigate how different pre-trained word embeddings play a role when handling class imbalance in AL setting.</text:p>
      <text:p text:style-name="Standard">\\</text:p>
      <text:p text:style-name="Standard">For real-world text classification problems, where a lot of data with long and complicated text has to be classified, deep learning methods became more and more popular. </text:p>
      <text:p text:style-name="Standard"><text:soft-page-break/>Therefore, I chose a recurrent neural network (RNN) model and a transformer model for training.</text:p>
      <text:p text:style-name="Standard">\\</text:p>
      <text:p text:style-name="Standard">After running my experiments and analyzing the results, I will try to answer the following questions:</text:p>
      <text:p text:style-name="Standard"/>
      <text:p text:style-name="Standard">\begin{description}</text:p>
      <text:p text:style-name="Standard"><text:s text:c="4"/>\item[Question 1]\hfill \\</text:p>
      <text:p text:style-name="Standard"><text:s text:c="4"/>How well does AL perform in combination with different word embeddings on imbalanced data?</text:p>
      <text:p text:style-name="Standard"><text:s text:c="4"/>\item[Question 2]\hfill \\</text:p>
      <text:p text:style-name="Standard"><text:s text:c="4"/>To which degree of class imbalance does AL achieve good performance in combination with word embeddings?</text:p>
      <text:p text:style-name="Standard"><text:s text:c="4"/>\item[Question 3]\hfill \\</text:p>
      <text:p text:style-name="Standard"><text:s text:c="4"/>Which active learning/word embedding combination performs the best on datasets with class imbalance?</text:p>
      <text:p text:style-name="Standard"><text:s text:c="4"/>\item[Question 4]\hfill \\</text:p>
      <text:p text:style-name="Standard"><text:s text:c="4"/>Which active learning/word embedding combination runs the fastest? </text:p>
      <text:p text:style-name="Standard">\end{description}</text:p>
      <text:p text:style-name="Standard"/>
      <text:p text:style-name="Standard">\newpage</text:p>
      <text:p text:style-name="Standard"/>
      <text:p text:style-name="Standard">\section{Related Work}</text:p>
      <text:p text:style-name="Standard">\subsection{Text Classification}</text:p>
      <text:p text:style-name="Standard">Text Classification, which aims to classify sentences or documents into specific classes, is one of the most fundamental problems in the field of Natural Language Processing (NLP) \cite{q4}. \cite{q30} give a comprehensive overview of deep learning based text classification including RNN and transformer models, different text classification tasks such as Sentiment Anylsis, News Categorization, Question Answering, and common performance metrics. </text:p>
      <text:p text:style-name="Standard">\\</text:p>
      <text:p text:style-name="Standard">In the next few paragraphs, I will <text:s/>highlight why word embeddings are so important, especially for complex models like neural networks, and then describe the word embeddings used for my experiments in detail.</text:p>
      <text:p text:style-name="Standard">Afterwards, I will explain the basic structure and functionality of RNNs and transformers.</text:p>
      <text:p text:style-name="Standard"/>
      <text:p text:style-name="Standard"/>
      <text:p text:style-name="Standard">\subsection{Word Embeddings}</text:p>
      <text:p text:style-name="Standard">Word embeddings are text representations that capture both the semantic and syntactic meaning of a word. They are used for many NLP models due to their ability to significantly boost the performance of a model. The reason for that is that word embeddings are able to model the semantic importance of a word in numeric form and represent a word as dense vectors in lower dimensional space. This makes them especially computationally efficient when combined with neural networks.</text:p>
      <text:p text:style-name="Standard"/>
      <text:p text:style-name="Standard">\begin{figure}[h!]</text:p>
      <text:p text:style-name="Standard"><text:tab/>\centering</text:p>
      <text:p text:style-name="Standard"><text:tab/>\includegraphics[width=0.8\textwidth]{word2vec.png}</text:p>
      <text:p text:style-name="Standard"><text:tab/>\caption[Word2Vec model architecture]{Model architectures of the two iteration-based methods CBOW and skip-gram introduced in \cite{q11} }</text:p>
      <text:p text:style-name="Standard"><text:tab/>\label{fig:word2vec}</text:p>
      <text:p text:style-name="Standard">\end{figure}</text:p>
      <text:p text:style-name="Standard"/>
      <text:p text:style-name="Standard">The first word embedding which utilized neural networks is called \textit{Word2Vec}. In \cite{q11}, the authors introduced two iteration-based methods of Word2Vec: <text:s/>\textit{Continuous-Bag-of-Words (CBOW) model} <text:s/>and \textit{skip-gram model}. In Figure ~\ref{fig:word2vec} both <text:soft-page-break/>model architectures are shown. While CBOW predicts the center word from its surrounding context, skip-gram predicts the surrounding context words given a center word.</text:p>
      <text:p text:style-name="Standard"/>
      <text:p text:style-name="Standard"/>
      <text:p text:style-name="Standard"/>
      <text:p text:style-name="Standard">Many more word embeddings have been developed and introduced during the past few years. I will explain the different word embeddings used for my experiments briefly in the next few </text:p>
      <text:p text:style-name="Standard">sections.</text:p>
      <text:p text:style-name="Standard"/>
      <text:p text:style-name="Standard">\subsubsection{GloVe}</text:p>
      <text:p text:style-name="Standard">\textit{Global Vectors (GloVe)} was developed as an open-source project by Stanford \cite{q7}.</text:p>
      <text:p text:style-name="Standard">It is an unsupervised learning algorithm which uses a log-bilinear regression model with a weighted least-squares objective for learning word representations. Similar to Word2Vec, it treats words as the smallest unit to train on. The authors observed that the ratios of word-word co-occurrence probabilities have the potential for encoding some form of meaning. In order to encode this information as vector differences, GloVe runs through the following steps \cite{q31}:</text:p>
      <text:p text:style-name="Standard"/>
      <text:p text:style-name="Standard">\begin{enumerate}</text:p>
      <text:p text:style-name="Standard"><text:s text:c="4"/>\item Collect word co-occurence statistics in a form of word co-ocurrence matrix</text:p>
      <text:p text:style-name="Standard"><text:s text:c="4"/>\item Define soft constrains for each word pair</text:p>
      <text:p text:style-name="Standard"><text:s text:c="4"/>\item Define a cost function including a weight function prevent learning only from extremely common word pairs</text:p>
      <text:p text:style-name="Standard">\end{enumerate}</text:p>
      <text:p text:style-name="Standard"/>
      <text:p text:style-name="Standard">Figure ~\ref{fig:glove_vectors} shows vector relations captured by GloVe. One main drawback of GloVe is that it only knows words from its corpus. This leads to null vectors for words that did not occur during training \cite{q32}.</text:p>
      <text:p text:style-name="Standard"/>
      <text:p text:style-name="Standard">\begin{figure}[h!]</text:p>
      <text:p text:style-name="Standard"><text:tab/>\centering</text:p>
      <text:p text:style-name="Standard"><text:tab/>\includegraphics[width=0.8\textwidth]{glove.jpg}</text:p>
      <text:p text:style-name="Standard"><text:tab/>\caption[Vector relations captured by GloVe]{Vector relations captured by GloVe\footnote{\url{https://nlp.stanford.edu/projects/glove/}} \cite{q33}}</text:p>
      <text:p text:style-name="Standard"><text:tab/>\label{fig:glove_vectors}</text:p>
      <text:p text:style-name="Standard">\end{figure}</text:p>
      <text:p text:style-name="Standard"/>
      <text:p text:style-name="Standard"/>
      <text:p text:style-name="Standard"/>
      <text:p text:style-name="Standard"/>
      <text:p text:style-name="Standard"/>
      <text:p text:style-name="Standard"/>
      <text:p text:style-name="Standard">\subsubsection{FastText}</text:p>
      <text:p text:style-name="Standard">\textit{FastText} was proposed in 2017 by \cite{q8} and it is essentially an extension of the classical word embedding Word2Vec.</text:p>
      <text:p text:style-name="Standard">Unlike Word2Vec, fastText also uses the internal structure of a world to get better vector representations. Each word is composed of n-grams and for each of the n-grams a character vector representation will be created. The vector of a whole word is therefore the sum of the vector representations of all the character n-grams and it is defined as follows:</text:p>
      <text:p text:style-name="Standard"/>
      <text:p text:style-name="Standard">\begin{equation}</text:p>
      <text:p text:style-name="Standard"><text:s text:c="3"/>s(w,c) = \sum \limits_{g \in G_w}^{} z_g^\top v_c</text:p>
      <text:p text:style-name="Standard">\end{equation}</text:p>
      <text:p text:style-name="Standard"><text:soft-page-break/></text:p>
      <text:p text:style-name="Standard">To better understand how n-grams are composed, I will shortly explain the example in \cite{q8}:</text:p>
      <text:p text:style-name="Standard">Taking the word \textit{where} and \textit{n=3}, the following character n-grams are created:</text:p>
      <text:p text:style-name="Standard">\\</text:p>
      <text:p text:style-name="Standard">\\</text:p>
      <text:p text:style-name="Standard">$'&lt;wh', 'whe', 'her', 'ere', 're&gt;'$ \\ \\</text:p>
      <text:p text:style-name="Standard">together with the special sequence $&lt;where&gt;$. Note that the word \textit{her} will not have the same representation as the n-gram \textit{'her'}.\\</text:p>
      <text:p text:style-name="Standard">fastText embeddings bring many advantages compared to models like Word2Vec and GloVe.</text:p>
      <text:p text:style-name="Standard">The most important advantage is that fastText generates better word embeddings for rare words. Moreover, it is also able to create word embeddings for words which do not appear in the training corpus (\textit{out of vocabulary words}). </text:p>
      <text:p text:style-name="Standard">For example, if the word \textit{particularly} does not have any representation in the training corpus, but all its n-gram vector representations are in the corpus, fastText can still average over those and get a word vector representation of this word. \\</text:p>
      <text:p text:style-name="Standard">However, one drawback of the fastText model is the requirement of high memory due to the fact that word embeddings are created from characters and not from words.</text:p>
      <text:p text:style-name="Standard">The authors of \cite{q8} were able to solve this drawback by using a hashing function that maps n-grams to integers in 1 to K. </text:p>
      <text:p text:style-name="Standard"/>
      <text:p text:style-name="Standard">\subsubsection{Flair}</text:p>
      <text:p text:style-name="Standard">In 2018, \cite{q9} introduced a novel type of contextualized character-level embeddings called \textit{Flair} and released pre-trained models in a simple-to-use framework of the same name.</text:p>
      <text:p text:style-name="Standard">\\</text:p>
      <text:p text:style-name="Standard">Flair embeddings are contextualized by their surrounding text which means that the same word will have different embeddings depending on its contextual use. It models words and context as sequences of characters, so that on one hand rare and misspelled words can be better handled and on the other hand subword structures like prefixes and endings can be modeled.</text:p>
      <text:p text:style-name="Standard">\\</text:p>
      <text:p text:style-name="Standard">In order to form word embeddings, sentences are passed as sequences of characters into a character-level language model. They used a LSTM variant of recurrent neural networks due to its ability to encode long-term dependencies with their hidden state. The contextualized word embeddings are then created by utilizing the hidden state of a forward-backward recurrent neural network. Figure ~\ref{fig:flair} illustrates the approach for a word in an example sentence where the forward language model is shown in red and the backward language model is shown in blue. The <text:s/>output <text:s/>hidden <text:s/>state after <text:s/>the <text:s/>last <text:s/>character <text:s/>in <text:s/>the <text:s/>word containing information propagated from the beginning of the sentence up to this point, will be extracted from the forward language model. From the backward language model, the output hidden state before the first character in the word will be extracted. This hidden state contains information propagated from the end of the sentence to this point. The final word embedding is formed by concatenating both hidden states.</text:p>
      <text:p text:style-name="Standard"/>
      <text:p text:style-name="Standard">\begin{figure}[h!]</text:p>
      <text:p text:style-name="Standard"><text:tab/>\centering</text:p>
      <text:p text:style-name="Standard"><text:tab/>\includegraphics[width=0.9\textwidth]{flair.png}</text:p>
      <text:p text:style-name="Standard"><text:tab/>\caption[Flair contextual string embedding example]{Extraction of a contextual string embedding for a word (“Washington”) in a sentential context. \cite{q9} }</text:p>
      <text:p text:style-name="Standard"><text:tab/>\label{fig:flair}</text:p>
      <text:p text:style-name="Standard">\end{figure}</text:p>
      <text:p text:style-name="Standard"/>
      <text:p text:style-name="Standard">\subsubsection{BERT}</text:p>
      <text:p text:style-name="Standard">\textit{BERT (Bidirectional Encoder Representations <text:s/>from Transformer)} is a language presentation model introduced by \cite{q10} in 2018. As the name suggest, BERT pre-trains deep <text:s/><text:soft-page-break/>bidirectional <text:s/>representations from unlabeled text by jointly conditioning on both left <text:s/>and <text:s/>right <text:s/>context <text:s/>in <text:s/>all layers. This enables the pre-trained model to be fine-tuned with just one additional output layer.</text:p>
      <text:p text:style-name="Standard">\\</text:p>
      <text:p text:style-name="Standard">\textit{Pre-training} and \textit{fine-tuning} are the two main steps in the BERT framework.</text:p>
      <text:p text:style-name="Standard">First, the model is trained on unlabeled data <text:s/>over <text:s/>different <text:s/>pre-training <text:s/>task and those pre-trained parameters are then used for the first initialisation of the BERT model.</text:p>
      <text:p text:style-name="Standard">Afterwards, those parameters will then be fine-tuned using labeled data from the downstream task.</text:p>
      <text:p text:style-name="Standard">Bert is able to handle a variety of down-stream tasks since its input representation is able to represent both a single sentence and a pair <text:s/>of sentences in one token sequence.</text:p>
      <text:p text:style-name="Standard">\\</text:p>
      <text:p text:style-name="Standard">Hugging Face\footnote{\url{https://huggingface.co/transformers/pretrained_models.html}} provides a full list of pre-trained BERT models including details of each model.</text:p>
      <text:p text:style-name="Standard"/>
      <text:p text:style-name="Standard"/>
      <text:p text:style-name="Standard"/>
      <text:p text:style-name="Standard">\subsection{Recurrent Neural Networks for Text Classification}</text:p>
      <text:p text:style-name="Standard">Recurrent neural networks (RNN) are sequence-to-sequence models heavily used in NLP. Unlike standard NN \cite{q4}, the output in RNNs are dependent on the previous computations since they need to process usually long sequences where the same task must be performed for every element of that sequence. Therefore they make use of sequential information and are able to capture information about what has been calculated so far. <text:s/>\\</text:p>
      <text:p text:style-name="Standard"/>
      <text:p text:style-name="Standard">\\</text:p>
      <text:p text:style-name="Standard">The base unit of a RNN is called Recurrent Neural Unit and its architecture is shown in Figure ~\ref{fig:rnn}. The base unit includes a direct feedback connection where a neuron \textit{A} uses its output as an additional input for the next time step. As you unfold this base unit for every time step, you get a representation of the unit as shown on the right in Figure ~\ref{fig:rnn} \cite{q5}. </text:p>
      <text:p text:style-name="Standard">The model is composed of an encoder and a decoder. Each item of a sequence will first be processed by the encoder and the information will be captured in a vector. Afterwards, the encoder starts producing the output sequence.</text:p>
      <text:p text:style-name="Standard"/>
      <text:p text:style-name="Standard">\begin{figure}[h!]</text:p>
      <text:p text:style-name="Standard"><text:tab/>\centering</text:p>
      <text:p text:style-name="Standard"><text:tab/>\includegraphics[width=0.7\textwidth]{rnn.png}</text:p>
      <text:p text:style-name="Standard"><text:tab/>\caption[RNN base unit]{Roll-out RNN base unit \cite{q5}}</text:p>
      <text:p text:style-name="Standard"><text:tab/>\label{fig:rnn}</text:p>
      <text:p text:style-name="Standard">\end{figure}</text:p>
      <text:p text:style-name="Standard"/>
      <text:p text:style-name="Standard">RNNs make it possible to process input of any length without increasing the model size itself, however, the computation time gets slower with increasing input length\cite{q28}. Moreover, RNNs are not able to capture long-term dependencies due to the vanishing and exploding gradient phenomena\cite{q28}.</text:p>
      <text:p text:style-name="Standard">Therefore, Long Short-Term Memory <text:s/>(LSTM) and Gated Recurrent Units (GRU) have been developed which capture long-term dependencies much better than traditional RNNs. Unlike RNNS, both LSTM and GRU have internal mechanisms called gates which can learn which data in a sequence is important to keep or throw away.</text:p>
      <text:p text:style-name="Standard"/>
      <text:p text:style-name="Standard"/>
      <text:p text:style-name="Standard">\subsection{Transformers for Text Classification}</text:p>
      <text:p text:style-name="Standard">\textit{Transformer} are a special type of neural network architecture which consists of a sequence to sequence model. Similar to RNNs, it transforms sequences with the help of an Encoder and <text:s/>a <text:soft-page-break/>Decoder. Both the encoding and the decoding component is a stack of encoders and decoders representatively. </text:p>
      <text:p text:style-name="Standard">The Encoder takes the input sequence and maps it into a higher dimensional space (n-dimensional vector). That abstract vector is fed into the Decoder which turns it into an output sequence. The output sequence can be in another language, symbols, a copy of the input, etc.</text:p>
      <text:p text:style-name="Standard">Transformer do not imply any Recurrent Networks like GRU, LSTM and unlike those architectures. \\</text:p>
      <text:p text:style-name="Standard">One big improvement to RNNs is the attention mechanism which looks at an input sequence and decides at each step which other parts of the sequence are important.</text:p>
      <text:p text:style-name="Standard">I will explain how self-attention works at a high level with the following translation example from \cite{q34}: \textit{The animal didn't cross the street because it was too tired}. A human can easily associate the word \textit{it} with the word \textit{animal}, however, an algorithm does not automatically know to which of the nouns the word \textit{it} refers to. The self-attention therefore helps the algorithm by looking back at previous positions of the sentence in order to better encode the word.</text:p>
      <text:p text:style-name="Standard">Figure ~\ref{fig:transformer_ex} illustrates the example for encoder layer 5.</text:p>
      <text:p text:style-name="Standard"/>
      <text:p text:style-name="Standard">\begin{figure}[h!]</text:p>
      <text:p text:style-name="Standard"><text:tab/>\centering</text:p>
      <text:p text:style-name="Standard"><text:tab/>\includegraphics[width=0.5\textwidth]{transformer_ex.png}</text:p>
      <text:p text:style-name="Standard"><text:tab/>\caption[Transformer example]{As we are encoding the word \textit{it} in encoder #5 (the top encoder in the stack), part of the attention mechanism was focusing on \textit{The Animal}, and baked a part of its representation into the encoding of \textit{it} \cite{q34}}</text:p>
      <text:p text:style-name="Standard"><text:tab/>\label{fig:transformer_ex}</text:p>
      <text:p text:style-name="Standard">\end{figure}</text:p>
      <text:p text:style-name="Standard"/>
      <text:p text:style-name="Standard"/>
      <text:p text:style-name="Standard"/>
      <text:p text:style-name="Standard">\newpage</text:p>
      <text:p text:style-name="Standard"/>
      <text:p text:style-name="Standard">\subsection{Pool-Based Active Learning}</text:p>
      <text:p text:style-name="Standard">The main goal of \textit{active learning} is to overcome labeling thousand of documents at a time by querying unlabeled instances step by step and achieving good performance with as few labeled instances as possible.</text:p>
      <text:p text:style-name="Standard">\\</text:p>
      <text:p text:style-name="Standard">Pool-based active learning is the most popular setting of AL and its learning cycle is shown in Figure ~\ref{fig:pool_al}. We start with a large pool of unlabeled instances \textit{U} and a small seed set of already labeled instances. Those labeled instances will be used as the training set \textit{L} to train the machine learning model. After training, a new batch of instances is selected from the unlabeled pool using a specific query strategy (and the trained model). The queried instances then have to be labeled by a human annotator before being used for the next learning round. This will be repeated until the stopping criteria is satisfied.</text:p>
      <text:p text:style-name="Standard"/>
      <text:p text:style-name="Standard">\begin{figure}[H]</text:p>
      <text:p text:style-name="Standard"><text:tab/>\centering</text:p>
      <text:p text:style-name="Standard"><text:tab/>\includegraphics[width=0.8\textwidth]{pool_activelearning.png}</text:p>
      <text:p text:style-name="Standard"><text:tab/>\caption[Pool-Based Active Learning]{The pool-based active learning cycle \cite{q1}}</text:p>
      <text:p text:style-name="Standard"><text:tab/>\label{fig:pool_al}</text:p>
      <text:p text:style-name="Standard">\end{figure}</text:p>
      <text:p text:style-name="Standard"/>
      <text:p text:style-name="Standard"/>
      <text:p text:style-name="Standard">\subsection{Query Strategies for Active Learning}</text:p>
      <text:p text:style-name="Standard"><text:soft-page-break/>\cite{q16} classifies AL strategies based on their input information which can be either random or one of data, model and prediction. Random sampling is often used as a baseline when comparing different strategies and is also part of my experiments. It selects instances at random and often performs competitive to more sophisticated strategies. </text:p>
      <text:p text:style-name="Standard">\\</text:p>
      <text:p text:style-name="Standard">The data-based strategies only operate on the raw input data and sometimes also take the labels of of the labeled pool into account. They can either use information about the data distribution, label distribution, and label correlation or they rely on the representativeness of the data. Hierarchical clustering is one of many data-based strategies.</text:p>
      <text:p text:style-name="Standard">\\</text:p>
      <text:p text:style-name="Standard">Prediction-based strategies select instances by scoring their prediction output. Two very popular examples of this class are Uncertainty Sampling and Query-By-Committee described in \cite{q1} which I will describe in detail in the following sections. </text:p>
      <text:p text:style-name="Standard">\\</text:p>
      <text:p text:style-name="Standard">The model-based approaches have knowledge about both the data and the model. One example would be <text:s/>model-based uncertainty which operates using the uncertainty of a model’s weight. \\</text:p>
      <text:p text:style-name="Standard">Please note that this is not the only way of classifying AL query strategies, however, I think it gives a good general overview on how differently AL strategies work.</text:p>
      <text:p text:style-name="Standard"/>
      <text:p text:style-name="Standard">\subsubsection{Uncertainty Sampling}</text:p>
      <text:p text:style-name="Standard">\textit{Uncertainty Sampling} is one of the most commonly used query strategy and is based on the prediction of instances. It queries the instance which it is most uncertain about. Settles describes in \cite{q1} the 3 variants of uncertainty sampling called</text:p>
      <text:p text:style-name="Standard">\textit{least confident sampling}, \textit{margin sampling} and \textit{entropy}. Entropy uncertainty sampling is the most popular among them which is why I decided to use this variant of uncertainty for my experiments. Entropy is the difference between all predictions (as defined by information theory) and it is calculated as follows:</text:p>
      <text:p text:style-name="Standard"/>
      <text:p text:style-name="Standard">\begin{equation}</text:p>
      <text:p text:style-name="Standard"><text:s text:c="4"/>X^*_ENT = \argmaxB_x -\sum \limits_{i}^{} P_{\theta}(y_i|x) log P_{\theta}(y_i|x)</text:p>
      <text:p text:style-name="Standard">\end{equation}</text:p>
      <text:p text:style-name="Standard"/>
      <text:p text:style-name="Standard">where $P_{\theta}(y_i|x)$ the a posteriori probability and $y_i$ ranges over all possible labelings.</text:p>
      <text:p text:style-name="Standard"/>
      <text:p text:style-name="Standard">\subsubsection{Query-By-Committee}</text:p>
      <text:p text:style-name="Standard">The \textit{Query-By-Committee algorithm (QBC)} is a theoretical-motivated selection framework proposed by Seung and colleagues in 1992 \cite{q2}. The main idea is to train a committee of models on the same labeled data and the next query to be chosen is the one which they most disagree about. According to \cite{q1}, there are two questions that need to be answered when implementing a QBC algorithm: </text:p>
      <text:p text:style-name="Standard"/>
      <text:p text:style-name="Standard">\begin{itemize}</text:p>
      <text:p text:style-name="Standard"><text:s text:c="4"/>\item[i] How to construct models which represent different regions of the version space so that the version space is minimized?</text:p>
      <text:p text:style-name="Standard"><text:s text:c="4"/>\item[ii] How to measure disagreement among committee members?</text:p>
      <text:p text:style-name="Standard">\end{itemize}</text:p>
      <text:p text:style-name="Standard"/>
      <text:p text:style-name="Standard">Two main approaches have been proposed in order to measure the disagreement among committee members: \textit{vote entropy} and \textit{Kullback-Leibler (KL) divergence} \cite{q2}. </text:p>
      <text:p text:style-name="Standard">I decided to use the vote entropy approach which can be thought of as a QBC generalization of entropy-based uncertainty sampling. It is defined as: </text:p>
      <text:p text:style-name="Standard"/>
      <text:p text:style-name="Standard"><text:soft-page-break/>\begin{equation}</text:p>
      <text:p text:style-name="Standard"><text:s text:c="3"/>X^*_{VE} = \argmaxB_x - \sum \limits_{i}^{} \frac{V(y_i)}{C}log\frac{V(y_i)}{C}</text:p>
      <text:p text:style-name="Standard">\end{equation}</text:p>
      <text:p text:style-name="Standard"/>
      <text:p text:style-name="Standard">where $y_i$ again ranges over all possible labels and $V(y_i)$ is the number of “votes” that a label receives from among the committee members’ predictions.</text:p>
      <text:p text:style-name="Standard"/>
      <text:p text:style-name="Standard"/>
      <text:p text:style-name="Standard">\subsubsection{Graph Density}</text:p>
      <text:p text:style-name="Standard">\textit{Graph Density}, also referred as diversity promoting sampling method, uses the graph density to determine the most representative points in the pool. It was introduced as a novel sampling criteria by \cite{q15}. The algorithm builds a k-nearest-neighbor graph with the manhattan distance as distance measure between nodes and k=10 for the number of nearest neighbors.</text:p>
      <text:p text:style-name="Standard">The resulting graph is symmetric and also weighted with a Gaussian kernel. In order to rank the data points according to their representativeness, the following weight matrrx was introduced in \cite{q15}:</text:p>
      <text:p text:style-name="Standard"/>
      <text:p text:style-name="Standard">\begin{equation}</text:p>
      <text:p text:style-name="Standard"><text:s text:c="3"/>W_{ij} = P_{ij} exp(\frac{-d(x_i, x_j)}{2\sigma^2})</text:p>
      <text:p text:style-name="Standard">\end{equation}</text:p>
      <text:p text:style-name="Standard"/>
      <text:p text:style-name="Standard">with $P_{ij}$ being the probability <text:s/>that a point $x_i$ uses another point $x_j$ as its neighbour. It applies that $P_ij = 1$ if $d(x_i, x_j)$ is one of of <text:s/>the k smallest <text:s/>distances <text:s/>of $x_i$. </text:p>
      <text:p text:style-name="Standard">For the algorithm to be able to distinguish among data points with many small weighted neighbors, \cite{q15} suggest to normalize these weights by the number of edges as follows:</text:p>
      <text:p text:style-name="Standard"/>
      <text:p text:style-name="Standard">\begin{equation}</text:p>
      <text:p text:style-name="Standard"><text:s text:c="3"/>Gra(x_i) = \frac{\sum \limits_{i}^{}W_{ij}}{\sum \limits_{i}^{}P_{ij}}</text:p>
      <text:p text:style-name="Standard">\end{equation}</text:p>
      <text:p text:style-name="Standard"/>
      <text:p text:style-name="Standard">Moreover, to avoid multiple selection of the same dense region, the weights of direct neighbors of the currently selected node $x_i$ are being reduced with:</text:p>
      <text:p text:style-name="Standard"/>
      <text:p text:style-name="Standard">\begin{equation}</text:p>
      <text:p text:style-name="Standard"><text:s text:c="3"/>Gra(x_j) = Gra(x_j) - Gra(x_i)P_{ij}</text:p>
      <text:p text:style-name="Standard">\end{equation}</text:p>
      <text:p text:style-name="Standard"/>
      <text:p text:style-name="Standard">The authors of \cite{q15} claim that this method avoids sampling outliers and it is also very robust due to the k-NN graph structure. </text:p>
      <text:p text:style-name="Standard"/>
      <text:p text:style-name="Standard"/>
      <text:p text:style-name="Standard">\subsubsection{Expected Error Reduction}</text:p>
      <text:p text:style-name="Standard">\textit{Expected Error Reduction (EER)}, as the name already implies, is a decision-theoretic approach that measures how much generalization error is likely to be reduced when querying the next instance. It tries to estimate the expected future error and to minimize the expected log-loss simultaneously \cite{q1} as follows:</text:p>
      <text:p text:style-name="Standard"/>
      <text:p text:style-name="Standard">\begin{equation}</text:p>
      <text:p text:style-name="Standard"><text:s text:c="3"/>X^*_{log} = \argminB_x \sum \limits_{i}^{} P_{\theta}(y_i|x)(-\sum \limits_{u=1}^{U}\sum \limits_{j}^{}P_{\theta + \langle x, y_i \rangle}(y_j| x^{(u)}) log P_{\theta + \langle x, y_i \rangle}(y_j| x^{(u)})</text:p>
      <text:p text:style-name="Standard"><text:soft-page-break/>\end{equation}</text:p>
      <text:p text:style-name="Standard"/>
      <text:p text:style-name="Standard">The estimated error reduction framework has the dual advantage of being near-optimal and not dependent on the model class. However,</text:p>
      <text:p text:style-name="Standard">EER might also be the most computationally expensive query framework among the strategies introduced in my thesis because it requires estimating the expected future error over \textit{U} for each query. A new model must be incrementally re-trained for each possible query labeling, which in turn iterates over the entire pool. </text:p>
      <text:p text:style-name="Standard">Therefore, EER is mostly only considered for binary classification tasks. Nevertheless, I it is still interesting to see how well it performs for both unbalanced binary and unbalanced multi-class classification problems.</text:p>
      <text:p text:style-name="Standard"/>
      <text:p text:style-name="Standard"/>
      <text:p text:style-name="Standard">\subsubsection{Learning Active Learning}</text:p>
      <text:p text:style-name="Standard">\cite{q6} describe a new data-driven AL approach called \textit{Learning Active Learning (LAL)} which is formulated as a regression problem.</text:p>
      <text:p text:style-name="Standard">The model is trained on synthetic 2D data which makes its features not domain-specific. </text:p>
      <text:p text:style-name="Standard">Therefore the trained regressor can be applied to other classification problems as well.</text:p>
      <text:p text:style-name="Standard">If a sufficiently large annotated set can be provided initially, the regressor can also be trained on that set instead on the synthetic data.</text:p>
      <text:p text:style-name="Standard">The aim of LAL is to predict the expected reduction of the generalization error when adding a specific label. The paper introduced two versions of LAL: LAL iterative and LAL independent. They differ in the way how datasets for learning a regressor are constructed. When building LAL independent, unused labels are individually and at random incorporated to retrain the regressor. The LAL iterative strategy further extends LAL independent by a sequential procedure to account for selection bias caused by AL. \\</text:p>
      <text:p text:style-name="Standard">The paper trains a random forest as the instance selector. Thus, both models in my experiments (RNN or transformer) are only used for building the 2D feature matrix and for performance evaluation when using LAL query strategy, not for instance selection itself.</text:p>
      <text:p text:style-name="Standard"/>
      <text:p text:style-name="Standard"/>
      <text:p text:style-name="Standard">\newpage</text:p>
      <text:p text:style-name="Standard"/>
      <text:p text:style-name="Standard">\section{Literature Review}</text:p>
      <text:p text:style-name="Standard">\label{section:LR}</text:p>
      <text:p text:style-name="Standard"/>
      <text:p text:style-name="Standard">\textbf{Active Learning for Text Classification}</text:p>
      <text:p text:style-name="Standard">\\</text:p>
      <text:p text:style-name="Standard">During my research for AL query strategies, I noticed that NN and Deep Learning are not very prevalent in AL applications, especially for RNN architectures. \\</text:p>
      <text:p text:style-name="Standard">AL for Text Classification and NLP in general is, however, a widely explored area. \cite{q17} perform active learning with support vector machines (SVM) on text classification tasks and introduce 3 new algorithms that attempt to reduce version space as much as possible at each query. </text:p>
      <text:p text:style-name="Standard">In \cite{q18}, the authors combine <text:s/>Expectation-Maximization (EM) and a naive Bayes classifier in order to learn from labeled and unlabeled documents and show that the use <text:s/>of unlabeled data reduces classification error by up to 30 percent.</text:p>
      <text:p text:style-name="Standard">\cite{q19} present a batch mode active learning algorithm for large-scale text categorization and use both Logistic Regression and SVM as classifiers. </text:p>
      <text:p text:style-name="Standard">The authors in \cite{q20} compare the two most popular query strategies, Uncertainty Sampling and QBC, with Random Sampling on different classification tasks and found that active learning produces high-performance classification models with fewer labeled documents when compared to <text:soft-page-break/>passive learning approaches. They used SVM, Logisitc Regression and Naive Bayes as classification models. </text:p>
      <text:p text:style-name="Standard">3 different classifiers were also used in \cite{q21} where the authors explore the <text:s/>reusability problem in text classification scenarios. Therefore they measured the impact of using different classifier types (SVM, k-NN and Naive Bayes) as the selector (determines the examples to select from the pool) and consumer (trained on the resulting labelled examples and tested on the remaining test set). The results show that AL achieves best results when selector and consumer are the same classifier type.</text:p>
      <text:p text:style-name="Standard">\\</text:p>
      <text:p text:style-name="Standard">\\</text:p>
      <text:p text:style-name="Standard">\textbf{Deep Active Learning}</text:p>
      <text:p text:style-name="Standard">\\</text:p>
      <text:p text:style-name="Standard">\cite{q23}</text:p>
      <text:p text:style-name="Standard">\cite{q24}</text:p>
      <text:p text:style-name="Standard">\cite{q25}</text:p>
      <text:p text:style-name="Standard">\\</text:p>
      <text:p text:style-name="Standard">\textbf{Word Embeddings in Active Learning}</text:p>
      <text:p text:style-name="Standard">The impact of different word representations <text:s/>for classification tasks in AL setting has been little studied so far. Both \cite{q23} and \cite{q24} use word2vec embeddings with different NN models to classifiy text while in \cite{q25} GloVe embeddings and in \cite{q26} BERT embeddings are used for text classification in order to compare the performance of different AL strategies.</text:p>
      <text:p text:style-name="Standard">\\</text:p>
      <text:p text:style-name="Standard">\cite{q22} is a recent paper which evaluates the effectiveness of different text representation mechanisms for active learning. They chose \textit{Bag-of-words(BOW)}, \textit{Latent Dirichlet Allocation(LDA)}, \textit{fastText} and \textit{BERT} as text representation schemes and a Linear-SVM as their model for text classification on different well-balanced, binary datasets. For the experiments, they combined each text representations with each of the 5 query strategies (Random, Uncertainty, Information Density, QBC and EGAL). Results show that text representations based on word embeddings generally performed better when active learning is used and that BERT surpass the performances achieved using other representations.</text:p>
      <text:p text:style-name="Standard">\\</text:p>
      <text:p text:style-name="Standard">\\</text:p>
      <text:p text:style-name="Standard">\textbf{Class Imbalance in Active Learning}</text:p>
      <text:p text:style-name="Standard">Although class imbalance is especially relevant for real world classification problems, it is still a largely unexplored research area in AL. </text:p>
      <text:p text:style-name="Standard">\\</text:p>
      <text:p text:style-name="Standard">\cite{q27} present the relationship between active learning and imbalanced data classification tasks and say that substantial class imbalance may pose difficulties for traditional active learning. The results of their experiments show that for moderate class imbalance, AL is still an effective strategy without any further adaptions. However, for substantial class imbalance they suggest different skew-specialized active learning <text:s/>techniques in order to achieve good performances.</text:p>
      <text:p text:style-name="Standard">\\</text:p>
      <text:p text:style-name="Standard">In \cite{q20}, the authors also address the problem of class imbalance in classification problems and they test active learning for different imbalance levels. They found that active learning still significantly reduced the time spent labeling documents. However, they only took binary classification into account. </text:p>
      <text:p text:style-name="Standard"/>
      <text:p text:style-name="Standard"/>
      <text:p text:style-name="Standard"/>
      <text:p text:style-name="Standard">\newpage</text:p>
      <text:p text:style-name="Standard"/>
      <text:p text:style-name="Standard">\section{Experiments}</text:p>
      <text:p text:style-name="Standard"><text:soft-page-break/>\subsection{Experimental setup}</text:p>
      <text:p text:style-name="Standard">I implemented all experiments in Python. For the implementation of AL query strategies, I used the python toolbox ALiPy\footnote{\url{https://github.com/NUAA-AL/ALiPy}} \cite{q12} which implements more than 20 commonly used active learning methods. Since I only concentrated on AL with Instance Selection, I had a choice of 9 different strategies\footnote{\url{https://github.com/NUAA-AL/ALiPy/blob/master/alipy/query_strategy/query_labels.py}} provided by ALiPy.</text:p>
      <text:p text:style-name="Standard">All of the strategy implementations are based on their corresponding paper introduced in previous sections. Please note that my models (RNN and transformer) are not used as instance selector for both EER (logistic regressor as selector) and LAL (random forest regressor as selector). The authors of ALiPy point out that as long as the same model is used for performance evaluation and 2D feature matrix construction for all compared methods, it is ok to use another model for instance selection\footnote{\url{https://github.com/NUAA-AL/ALiPy/issues/16}}. \\</text:p>
      <text:p text:style-name="Standard">In order to use different word embeddings easily for my classification experiments, I chose the NLP library Flair\footnote{\url{https://github.com/flairNLP/flair}} for applying state-of-the-art NLP models \cite{q9}.</text:p>
      <text:p text:style-name="Standard">Flair provides a simple interface allowing to use and to combine different word including all of the embeddings described in Section 3.2. For my experiments, I used the classic english GloVe embeddings\footnote{\url{https://github.com/flairNLP/flair/blob/master/resources/docs/embeddings/CLASSIC_WORD_EMBEDDINGS.md}}, fastText embeddings without oov functionality\footnote{\url{https://github.com/flairNLP/flair/blob/master/resources/docs/embeddings/FASTTEXT_EMBEDDINGS.md}} trained over Wiikipedia, Flair embeddings\footnote{\url{https://github.com/flairNLP/flair/blob/master/resources/docs/embeddings/FLAIR_EMBEDDINGS.md}} (news-forward, news-backward) trained with 1 billion word corpus and BERT transformer word embeddings\footnote{\url{https://github.com/flairNLP/flair/blob/master/resources/docs/embeddings/TRANSFORMER_EMBEDDINGS.md}} (bert-large-uncased) with only the last layer used for the embeddings.</text:p>
      <text:p text:style-name="Standard">\\</text:p>
      <text:p text:style-name="Standard">Flair provides different types of document embeddings including RNN and Transformer document embeddings. I decided to use both of them for my experiments. The GRU-type RNN Document Embeddings\footnote{\url{https://github.com/flairNLP/flair/blob/master/resources/docs/embeddings/DOCUMENT_RNN_EMBEDDINGS.md}} takes the word embeddings of every token in the document as input and provides its last output state as document embedding. The RNN used for my experiments consists of 256 hidden states and 1 layer. Those RNN embeddings will then be used to train a text classification model\footnote{\label{note1} I took the example code in \url{https://github.com/flairNLP/flair/blob/master/resources/docs/TUTORIAL_7_TRAINING_A_MODEL.md} as reference for my experiments}. I trained all my experiments with RNN document embeddings with epoch 100, a mini-batch-size of 16 and a learning rate of 0.1. </text:p>
      <text:p text:style-name="Standard">\\</text:p>
      <text:p text:style-name="Standard">When using Transformer document embeddings\footnote{\url{https://github.com/flairNLP/flair/blob/master/resources/docs/TUTORIAL_5_DOCUMENT_EMBEDDINGS.md}}, the transformer directly provides embeddings for a whole sentence. I chose BERT transformer model (bert-large-uncased) again for this type of document embedding and trained the model\textsuperscript{\ref{note1}} with epoch 5, a mini-batch-size of 16 and a learning rate of 3e-5. </text:p>
      <text:p text:style-name="Standard"/>
      <text:p text:style-name="Standard">\\</text:p>
      <text:p text:style-name="Standard">I started with 100 randomly chosen instances as the seed set for the active learning training. However, I made sure that each query strategy started with the same seed set. For each query, 100 instances were sampled from the pool until the unlabeled pool was empty.\\</text:p>
      <text:p text:style-name="Standard"><text:soft-page-break/>I used 5 fold cross validation for both active learning and no active learning training and averaged the g-mean over the results of those 5 folds. I decided for g-mean as my performance measure since it is suitable for class imbalance classification problems. It is defined as:</text:p>
      <text:p text:style-name="Standard"/>
      <text:p text:style-name="Standard">\newtheorem{definition}{Definition}</text:p>
      <text:p text:style-name="Standard">\theoremstyle{definition}</text:p>
      <text:p text:style-name="Standard">\begin{definition}{\textbf{G-Mean}}</text:p>
      <text:p text:style-name="Standard">The <text:s text:c="2"/>Geometric <text:s text:c="2"/>Mean <text:s text:c="2"/>(G-Mean) <text:s text:c="2"/>is <text:s text:c="2"/>a metric <text:s text:c="2"/>that <text:s text:c="2"/>measures <text:s text:c="2"/>the <text:s text:c="2"/>balance <text:s text:c="2"/>between <text:s text:c="2"/>classification performances <text:s/>on <text:s/>all classes. Given $n$ classes and the recall for each class with $Recall(class_n)$, the g-mean is defined as:</text:p>
      <text:p text:style-name="Standard">\begin{displaymath}</text:p>
      <text:p text:style-name="Standard">g-mean = \sqrt[n]{\prod \limits_{n}^{}Recall(class_n)}</text:p>
      <text:p text:style-name="Standard">\end{displaymath}</text:p>
      <text:p text:style-name="Standard">\end{definition}</text:p>
      <text:p text:style-name="Standard"/>
      <text:p text:style-name="Standard">Moreover, I also take into account the f-1 score for the minority classes in order to see how well the experiments performed for class imbalance. </text:p>
      <text:p text:style-name="Standard"/>
      <text:p text:style-name="Standard">\theoremstyle{definition}</text:p>
      <text:p text:style-name="Standard">\begin{definition}{\textbf{F1-Score}}</text:p>
      <text:p text:style-name="Standard">The F1-score can be interpreted as a weighted average of the precision and recall and is defined as :</text:p>
      <text:p text:style-name="Standard">\begin{displaymath}</text:p>
      <text:p text:style-name="Standard">f1-score = \frac{(2*Precision*Recall)}{Precision + Recall}</text:p>
      <text:p text:style-name="Standard">\end{displaymath}</text:p>
      <text:p text:style-name="Standard">\end{definition}</text:p>
      <text:p text:style-name="Standard"/>
      <text:p text:style-name="Standard">\theoremstyle{definition}</text:p>
      <text:p text:style-name="Standard">\begin{definition}{\textbf{Precision}}</text:p>
      <text:p text:style-name="Standard">Precision is the ratio of correct positive predictions out of all positive predictions made.</text:p>
      <text:p text:style-name="Standard">\begin{displaymath}</text:p>
      <text:p text:style-name="Standard">precision = \frac{TruePositives}{ TruePositives + FalsePositives}</text:p>
      <text:p text:style-name="Standard">\end{displaymath}</text:p>
      <text:p text:style-name="Standard">\end{definition}</text:p>
      <text:p text:style-name="Standard"/>
      <text:p text:style-name="Standard">\theoremstyle{definition}</text:p>
      <text:p text:style-name="Standard">\begin{definition}{\textbf{Recall}}</text:p>
      <text:p text:style-name="Standard">Recall is the ratio between how much were correctly identified as positive to how much were actually positive.</text:p>
      <text:p text:style-name="Standard">\begin{displaymath}</text:p>
      <text:p text:style-name="Standard">recall = \frac{TruePositives}{ TruePositives + FalseNegative}</text:p>
      <text:p text:style-name="Standard">\end{displaymath}</text:p>
      <text:p text:style-name="Standard">\end{definition}</text:p>
      <text:p text:style-name="Standard"/>
      <text:p text:style-name="Standard">I also measured the runtime of each experiment to see which of the strategies run the fastest.</text:p>
      <text:p text:style-name="Standard"/>
      <text:p text:style-name="Standard"/>
      <text:p text:style-name="Standard">\subsection{Datasets}</text:p>
      <text:p text:style-name="Standard">I used 3 different classification datasets for my experiments: Stanford Sentiment Treebank (SST-2) \cite{q13}, Newsgroup and Wikipedia movie dataset.</text:p>
      <text:p text:style-name="Standard">Both SST-2 and Newsgroup are balanced datasets and I therefore made them unbalanced by choosing more instances of a specific class and less instances of other classes. </text:p>
      <text:p text:style-name="Standard"><text:soft-page-break/>Due to the facts that I had to run many experiments and training with RNN usually takes some time, I decided to reduce each dataset to 1000 instances. There are several paper who chose a similar size for AL experiments (\cite{q17}, \cite{q22}),</text:p>
      <text:p text:style-name="Standard">so 1000 instances seemed like a good choice to me. \\</text:p>
      <text:p text:style-name="Standard">Before training, I preprocessed the text by transforming each instance to uncased text and by filtering out stopwords with the english stopword list provided by NLTK. Moreover, I made sure that no empty instances were present in the dataset. Since BERT has a max length limit of tokens = 512, I shortend each instance to 500 instances.</text:p>
      <text:p text:style-name="Standard">\\</text:p>
      <text:p text:style-name="Standard">In the next few chapters, I will shortly describe each dataset and present its distribution before and after preprocessing it.</text:p>
      <text:p text:style-name="Standard">\\</text:p>
      <text:p text:style-name="Standard">\\</text:p>
      <text:p text:style-name="Standard">\textbf{Stanford Sentiment Treebank (SST-2)}\\</text:p>
      <text:p text:style-name="Standard">The Stanford Sentiment Treebank\footnote{\url{https://nlp.stanford.edu/sentiment/}} contains 215,154 phrases with fine-grained sentiment labels in the parse trees of 11,855 sentences in movie reviews \cite{q13}.</text:p>
      <text:p text:style-name="Standard">I only used the train.txt file provided on the website which contains 67349 instances and class labels 0 and 1.</text:p>
      <text:p text:style-name="Standard">As stated before, the distribution of the original dataset is balanced with roughly 55,8 percent of instances belonging to class 1 and roughly 44.2 percent of instances belonging to class 0.</text:p>
      <text:p text:style-name="Standard">I decided to adjust the distribution to 70:30 and also to 90:10 in order to have two different degrees of class unbalance. Therefore, it will be possible for me to see how the degree of class unbalance will influence the performance of the AL strategies combined with different word embeddings. For both distribution, I randomly sampled 1000 instances for my experiments. Table ~\ref{table:sst_examples} shows some example instance of the SST-2 dataset.</text:p>
      <text:p text:style-name="Standard"/>
      <text:p text:style-name="Standard">\begin{table}[h]</text:p>
      <text:p text:style-name="Standard">\caption{Example instances of the SST-2 dataset}</text:p>
      <text:p text:style-name="Standard">\centering</text:p>
      <text:p text:style-name="Standard">\begin{tabular}[h]{l|c}</text:p>
      <text:p text:style-name="Standard">\textbf{sentence} &amp; \textbf{label} \\</text:p>
      <text:p text:style-name="Standard">\hline</text:p>
      <text:p text:style-name="Standard"/>
      <text:p text:style-name="Standard">contains no wit , only labored gags &amp; 0 \\</text:p>
      <text:p text:style-name="Standard">\hline</text:p>
      <text:p text:style-name="Standard"/>
      <text:p text:style-name="Standard">that loves its characters and communicates something rather &amp; \\</text:p>
      <text:p text:style-name="Standard">beautiful about human nature &amp; 1 \\</text:p>
      <text:p text:style-name="Standard">\hline</text:p>
      <text:p text:style-name="Standard"/>
      <text:p text:style-name="Standard">remains utterly satisfied to remain the same throughout &amp; 0 \\</text:p>
      <text:p text:style-name="Standard">\hline</text:p>
      <text:p text:style-name="Standard"/>
      <text:p text:style-name="Standard">on the worst revenge-of-the-nerds clichés the filmmakers could dredge up &amp; 0 \\</text:p>
      <text:p text:style-name="Standard">\hline</text:p>
      <text:p text:style-name="Standard"/>
      <text:p text:style-name="Standard">that 's far too tragic to merit such superficial treatment &amp; 0 \\</text:p>
      <text:p text:style-name="Standard">\hline</text:p>
      <text:p text:style-name="Standard"/>
      <text:p text:style-name="Standard">demonstrates that the director of such hollywood blockbusters as patriot &amp; \\</text:p>
      <text:p text:style-name="Standard">games can still turn out a small , personal film with an emotional wallop &amp; 1 \\</text:p>
      <text:p text:style-name="Standard"><text:soft-page-break/>\hline</text:p>
      <text:p text:style-name="Standard"/>
      <text:p text:style-name="Standard">heroes &amp; 1 \\</text:p>
      <text:p text:style-name="Standard">\hline</text:p>
      <text:p text:style-name="Standard">\end{tabular}</text:p>
      <text:p text:style-name="Standard">\label{table:sst_examples}</text:p>
      <text:p text:style-name="Standard">\end{table}</text:p>
      <text:p text:style-name="Standard"/>
      <text:p text:style-name="Standard">The SST-2 dataset with 70:30 distribution contains 700 instances of class 1 and 300 instances of class 0. The mean length of instances is around 53,07 characters with a standard deviation of around 43.2 characters. The longest instance consists of 250 characters and the shortest instance consists of only 5 characters.</text:p>
      <text:p text:style-name="Standard">\\</text:p>
      <text:p text:style-name="Standard">The SST-2 dataset with 90:10 distribution contains 900 instances of class 1 and 100 instances of class 0. The mean length (around 54) and standard deviation (45) is almost the same as the 70:30 distribution.</text:p>
      <text:p text:style-name="Standard">\\</text:p>
      <text:p text:style-name="Standard">I trained the whole SST-2 with transformer BERT embeddings prior to my experiments to see how good the model performs in general. The transformer model achieved a g-mean of around 0.93.</text:p>
      <text:p text:style-name="Standard">\\</text:p>
      <text:p text:style-name="Standard">\\</text:p>
      <text:p text:style-name="Standard"/>
      <text:p text:style-name="Standard"/>
      <text:p text:style-name="Standard">\textbf{Newsgroup (News)}</text:p>
      <text:p text:style-name="Standard">\begin{figure}[h!]</text:p>
      <text:p text:style-name="Standard"><text:tab/>\centering</text:p>
      <text:p text:style-name="Standard"><text:tab/>\includegraphics[width=1.1\textwidth]{news_dist_plot.png}</text:p>
      <text:p text:style-name="Standard"><text:tab/>\caption[Newsgroup dataset distribution]{Distribution of the Newsgroup dataset after sampling down to 1000 instances and unbalancing it}</text:p>
      <text:p text:style-name="Standard"><text:tab/>\label{fig:news_dist}</text:p>
      <text:p text:style-name="Standard">\end{figure}</text:p>
      <text:p text:style-name="Standard"/>
      <text:p text:style-name="Standard">The Newsgroup dataset\footnote{\url{http://qwone.com/~jason/20Newsgroups/}} is a collection of approximately 20,000 newsgroup documents, partitioned (nearly) evenly across 20 different newsgroups which makes it class balanced.</text:p>
      <text:p text:style-name="Standard">I extracted the text and created the train.tsv file for my experiments. Table ~\ref{table:news_examples} shows some example instances of the Newsgroup dataset. </text:p>
      <text:p text:style-name="Standard">The original file contains 19997 instances with each of 20 classes around 5 percent of instances. I made it unbalanced by picking more instances of certain classes for the 1000 training set. The final distribution of the 1000 train instances is shown in Figure ~\ref{fig:news_dist}.</text:p>
      <text:p text:style-name="Standard"/>
      <text:p text:style-name="Standard">\begin{table}[h!]</text:p>
      <text:p text:style-name="Standard">\caption{Example instances of the Newsgroup dataset}</text:p>
      <text:p text:style-name="Standard">\begin{tabular}[h]{l|c}</text:p>
      <text:p text:style-name="Standard">\textbf{sentence} &amp; \textbf{label} \\</text:p>
      <text:p text:style-name="Standard">\hline</text:p>
      <text:p text:style-name="Standard"/>
      <text:p text:style-name="Standard">You can avoid these problems entirely by installing &amp; \\ an oil drain valve </text:p>
      <text:p text:style-name="Standard">in place of the bolt. <text:s/>I have one &amp; \\ on both of my cars. &amp; \\ There have been no </text:p>
      <text:p text:style-name="Standard">leaks in 210,000 miles &amp; \\ (combined miles on both cars). &amp; rec.autos \\</text:p>
      <text:p text:style-name="Standard">\hline</text:p>
      <text:p text:style-name="Standard"/>
      <text:p text:style-name="Standard"><text:soft-page-break/></text:p>
      <text:p text:style-name="Standard">I think it is an ESDI controller if you need the doco <text:s/>&amp; \\ i can help you. </text:p>
      <text:p text:style-name="Standard">Stefan &amp; comp.sys.ibm.pc.hardware \\</text:p>
      <text:p text:style-name="Standard">\hline</text:p>
      <text:p text:style-name="Standard"/>
      <text:p text:style-name="Standard"/>
      <text:p text:style-name="Standard">Cool - I conjure up this image of BD in Doonesbury... &amp; \\ so Dean, how long </text:p>
      <text:p text:style-name="Standard">have you been sleeping with your &amp; \\ helmet on?? &amp; rec.motorcycles \\</text:p>
      <text:p text:style-name="Standard">\hline</text:p>
      <text:p text:style-name="Standard"/>
      <text:p text:style-name="Standard"/>
      <text:p text:style-name="Standard">Me too! And any Yankee Stadium gifs as well, please. &amp; \\</text:p>
      <text:p text:style-name="Standard">Thanx in advance, &amp; rec.sport.baseball \\</text:p>
      <text:p text:style-name="Standard">\hline</text:p>
      <text:p text:style-name="Standard">\end{tabular}</text:p>
      <text:p text:style-name="Standard">\label{table:news_examples}</text:p>
      <text:p text:style-name="Standard">\end{table}</text:p>
      <text:p text:style-name="Standard"/>
      <text:p text:style-name="Standard">The mean length of of the 1000 train instances is around 248.1 with a standard deviation of around 129. The longest instance is 499 characters and the shortest instance is 5 characters. </text:p>
      <text:p text:style-name="Standard">\\</text:p>
      <text:p text:style-name="Standard">I trained the whole Newsgroup dataset with transformer BERT embeddings prior to my experiments as I did with the SST-2. The transformer model achieved a g-mean of around 0.98.</text:p>
      <text:p text:style-name="Standard">\\</text:p>
      <text:p text:style-name="Standard">\\</text:p>
      <text:p text:style-name="Standard"/>
      <text:p text:style-name="Standard">\textbf{Wikipedia movie (Wiki)}\\</text:p>
      <text:p text:style-name="Standard">The Wikipedia movie dataset\footnote{\url{https://www.kaggle.com/jrobischon/wikipedia-movie-plots}} contains descriptions of 34,886 movies from around the world. Table ~\ref{table:wiki_examples} shows example instances of the Wikipedia dataset. It can be used for different NLP tasks including Text Classification, where the movie genre is predicted based on the plot description. The original file contains 34886 instances and is already unbalanced.</text:p>
      <text:p text:style-name="Standard">I downsampled the set to 1000 train instances with 14 classes with the final distribution shown in Figure ~\ref{fig:wiki_dist}.</text:p>
      <text:p text:style-name="Standard"/>
      <text:p text:style-name="Standard">\begin{table}[h!]</text:p>
      <text:p text:style-name="Standard"><text:s text:c="4"/>\centering</text:p>
      <text:p text:style-name="Standard"><text:s text:c="4"/>\caption{Example instances of the Wikipedia Movie dataset}</text:p>
      <text:p text:style-name="Standard">\begin{tabular}[h]{l|c}</text:p>
      <text:p text:style-name="Standard">\textbf{sentence} &amp; \textbf{label} \\</text:p>
      <text:p text:style-name="Standard">\hline</text:p>
      <text:p text:style-name="Standard"/>
      <text:p text:style-name="Standard">Chaplin plays a waiter who fakes being a Greek Ambassador to impress &amp; \\ a girl. He then is invited to a garden party where he gets in trouble &amp; \\ <text:s/>with the girl's jealous boyfriend. Mabel Normand wrote and directed &amp; \\ comedies before Chaplin and mentored her young co-star. &amp; comedy \\</text:p>
      <text:p text:style-name="Standard">\hline</text:p>
      <text:p text:style-name="Standard"/>
      <text:p text:style-name="Standard">The story as told by Moving Picture World reads: &amp; unknown \\</text:p>
      <text:p text:style-name="Standard">\hline</text:p>
      <text:p text:style-name="Standard"/>
      <text:p text:style-name="Standard">The film is about a court case and embezzlement. &amp; drama \\</text:p>
      <text:p text:style-name="Standard"><text:soft-page-break/>\hline</text:p>
      <text:p text:style-name="Standard"/>
      <text:p text:style-name="Standard">Four mail order brides from New Orleans and a young girl conned &amp; \\ <text:s/>into a non-existing job in Brazil find adventure, danger and romance &amp; \\ in the jungle. &amp; adventure \\</text:p>
      <text:p text:style-name="Standard">\hline</text:p>
      <text:p text:style-name="Standard"/>
      <text:p text:style-name="Standard">\end{tabular}</text:p>
      <text:p text:style-name="Standard">\label{table:wiki_examples}</text:p>
      <text:p text:style-name="Standard">\end{table}</text:p>
      <text:p text:style-name="Standard"/>
      <text:p text:style-name="Standard"/>
      <text:p text:style-name="Standard">\begin{figure}[H]</text:p>
      <text:p text:style-name="Standard"><text:tab/>\centering</text:p>
      <text:p text:style-name="Standard"><text:tab/>\includegraphics[width=1.1\textwidth]{wiki_dist_plot.png}</text:p>
      <text:p text:style-name="Standard"><text:tab/>\caption[Wikipedia Movie dataset distribution]{Distribution of the Wikipedia Movie dataset after sampling down to 100 instances}</text:p>
      <text:p text:style-name="Standard"><text:tab/>\label{fig:wiki_dist}</text:p>
      <text:p text:style-name="Standard">\end{figure}</text:p>
      <text:p text:style-name="Standard"/>
      <text:p text:style-name="Standard">The 1000 train instances have an average length of around 286.7 with a standard deviation of 126.1. The longest instance consists of 500 characters and the shortest instance consists of 29 characters.</text:p>
      <text:p text:style-name="Standard">\\</text:p>
      <text:p text:style-name="Standard">I also trained the whole Wikipedia dataset with transformer BERT embeddings prior to my experiments which achieved a g-mean of 0.68.</text:p>
      <text:p text:style-name="Standard"/>
      <text:p text:style-name="Standard"/>
      <text:p text:style-name="Standard"/>
      <text:p text:style-name="Standard"/>
      <text:p text:style-name="Standard">\subsection{Results}</text:p>
      <text:p text:style-name="Standard">\label{section:results}</text:p>
      <text:p text:style-name="Standard"/>
      <text:p text:style-name="Standard">\subsubsection{SST-2 dataset (70:30 distribution)}</text:p>
      <text:p text:style-name="Standard">Figure ~\ref{fig:sst_70_rnn}</text:p>
      <text:p text:style-name="Standard">shows the results for RNN document embeddings (GloVe, fastText, Flair and BERT). </text:p>
      <text:p text:style-name="Standard">For all 4 embeddings, it seems like all strategies performed quite similar at first glance. QBC sampling, Uncertainty sampling, LAL (iterative) and EER are the only strategies which were able to slightly outperform Random sampling for all 4 experiments, though the differences are only small. The graphs also show that Graph Density performed generally the worst for all 4 embeddings. </text:p>
      <text:p text:style-name="Standard">\\</text:p>
      <text:p text:style-name="Standard">Moreover, at least one strategy for each word embedding was able to achieve the performance of no active learning training before querying all instances. For GloVe embeddings, QBC was the first strategy which was able to achieve the <text:s/>performance after 500 instances. For fastText embeddings, QBC again was the first to achieve the same performance as training without AL after 400 instances. EER achieved that performance as the first strategy after 600 instances for Flair embeddings. Lastly, the first strategy for BERT embeddings to achieve the same performance as the training without AL is LAL (iterative) after 600 instances.</text:p>
      <text:p text:style-name="Standard">\\</text:p>
      <text:p text:style-name="Standard">Comparing the word embeddings with each other, BERT performed the best. </text:p>
      <text:p text:style-name="Standard"/>
      <text:p text:style-name="Standard">\begin{figure}[h!]</text:p>
      <text:p text:style-name="Standard">\centering <text:s text:c="4"/>%%% not \center</text:p>
      <text:p text:style-name="Standard"><text:soft-page-break/>\subfigure[GloVe]{\label{fig:a}\includegraphics[width=70mm]{num_instance_performance_7030_rnn_glove.png}}</text:p>
      <text:p text:style-name="Standard">\subfigure[fastText]{\label{fig:b}\includegraphics[width=70mm]{num_instance_performance_7030_rnn_fasttext.png}}</text:p>
      <text:p text:style-name="Standard">\subfigure[Flair]{\label{fig:b}\includegraphics[width=70mm]{num_instance_performance_7030_rnn_flair.png}}</text:p>
      <text:p text:style-name="Standard">\subfigure[BERT]{\label{fig:b}\includegraphics[width=70mm]{num_instance_performance_7030_rnn_bert.png}}</text:p>
      <text:p text:style-name="Standard">\caption[Graphs for SST-2 (70:30) with RNN Document Embeddings]{Results for SST-2 Dataset with distribution 70:30, RNN Document Embeddings}</text:p>
      <text:p text:style-name="Standard">\label{fig:sst_70_rnn}</text:p>
      <text:p text:style-name="Standard">\end{figure}</text:p>
      <text:p text:style-name="Standard"/>
      <text:p text:style-name="Standard">Figure ~\ref{fig:sst_70_transformer} shows the results for training a transformer with BERT embeddings with and without AL. Compared to the training with RNN document embeddings, transformer training performed the best. All strategies except Graph Density were able outperform random sampling slightly. Uncertainty sampling, EER and LAL (iterative and independent) were already able to achieve the same performance as no active learning training with only 300 training instances. All other strategies achieved the same after 700 instances at the latest. Overall, the training with transformer document embeddings performed quite good considering the small training size and <text:s/>imbalanced class distribution.</text:p>
      <text:p text:style-name="Standard"/>
      <text:p text:style-name="Standard"/>
      <text:p text:style-name="Standard">\begin{figure}[h!]</text:p>
      <text:p text:style-name="Standard"><text:tab/>\centering</text:p>
      <text:p text:style-name="Standard"><text:tab/>\includegraphics[width=0.5\textwidth]{num_instance_performance_7030_transformer_bert.png}</text:p>
      <text:p text:style-name="Standard"><text:tab/>\caption[Graphs for SST-2 (70:30) with transformer document embeddings]{Results for SST-2 dataset with distribution 70:30, transformer document embeddings}</text:p>
      <text:p text:style-name="Standard"><text:tab/>\label{fig:sst_70_transformer}</text:p>
      <text:p text:style-name="Standard">\end{figure}</text:p>
      <text:p text:style-name="Standard"/>
      <text:p text:style-name="Standard">Table ~\ref{table:sst_70_time} shows the runtime in minutes for the experiments with the SST-2 dataset (70:30 distribution). Looking at the embeddings, you can clearly see that GloVe RNN embeddings performed the fastest for each strategy followed by fastText RNN embeddings, BERT transformer embeddings, Flair RNN embeddings and BERT RNN embeddings as the slowest. Considering the overall performances shown before where BERT transformer, BERT RNN and fastText RNN embeddings performed the best, experiments with fastText RNN and BERT transformer embeddings run much faster compared to <text:s/>the training with BERT RNN embeddings.</text:p>
      <text:p text:style-name="Standard">\\</text:p>
      <text:p text:style-name="Standard">Random sampling performed the fastest followed by Uncertainty sampling and LAL, while QBC performed the slowest. </text:p>
      <text:p text:style-name="Standard"/>
      <text:p text:style-name="Standard"/>
      <text:p text:style-name="Standard">\begin{table}[h!]</text:p>
      <text:p text:style-name="Standard">\caption{Runtime SST-2 (70:30) in minutes}</text:p>
      <text:p text:style-name="Standard">\centering</text:p>
      <text:p text:style-name="Standard">\begin{tabular}[h]{c|c|c|c|c|c}</text:p>
      <text:p text:style-name="Standard"><text:s/>&amp; \textbf{GloVe} &amp; \textbf{FastText} &amp; \textbf{Flair} &amp; \textbf{BERT} &amp; \textbf{TF BERT} \\</text:p>
      <text:p text:style-name="Standard">\hline</text:p>
      <text:p text:style-name="Standard"/>
      <text:p text:style-name="Standard">\textbf{No AL} &amp; 0.47 &amp; 0.59 &amp; 1.12 &amp; 2.29 &amp; 1.4 \\</text:p>
      <text:p text:style-name="Standard"><text:soft-page-break/>\hline</text:p>
      <text:p text:style-name="Standard"/>
      <text:p text:style-name="Standard">\textbf{Rand} &amp; 2.76 &amp; 3.7 &amp; 9.63 &amp; 22.23 &amp; 8.89 \\</text:p>
      <text:p text:style-name="Standard">\hline</text:p>
      <text:p text:style-name="Standard"/>
      <text:p text:style-name="Standard">\textbf{Uncert} &amp; 2.81 &amp; 3.68 &amp; 7.22 &amp; 23.33 &amp; 8.89 \\</text:p>
      <text:p text:style-name="Standard">\hline</text:p>
      <text:p text:style-name="Standard"/>
      <text:p text:style-name="Standard">\textbf{QBC} &amp; 5.35 &amp; 6.55 &amp; 15.1 &amp; 37.28 &amp; 15.02 \\</text:p>
      <text:p text:style-name="Standard">\hline</text:p>
      <text:p text:style-name="Standard"/>
      <text:p text:style-name="Standard">\textbf{GraphD} &amp; 3.24 &amp; 3.86 &amp; 10.72 &amp; 23.69 &amp; 9.09 \\</text:p>
      <text:p text:style-name="Standard">\hline</text:p>
      <text:p text:style-name="Standard"/>
      <text:p text:style-name="Standard">\textbf{EER} &amp; 4.64 &amp; 5.31 &amp; 11.56 &amp; 18.51 &amp; 12.12 \\</text:p>
      <text:p text:style-name="Standard">\hline</text:p>
      <text:p text:style-name="Standard"/>
      <text:p text:style-name="Standard">\textbf{LAL it} &amp; 3.18 &amp; 6.34 &amp; 10.07 &amp; 18.0 &amp; 10.4 \\</text:p>
      <text:p text:style-name="Standard">\hline</text:p>
      <text:p text:style-name="Standard"/>
      <text:p text:style-name="Standard">\textbf{LAL ind} &amp; 3.11 &amp; 4.75 &amp; 10.57 &amp;18.07 &amp; 8.79 \\</text:p>
      <text:p text:style-name="Standard">\hline</text:p>
      <text:p text:style-name="Standard">\label{table:sst_70_time}</text:p>
      <text:p text:style-name="Standard">\end{tabular}</text:p>
      <text:p text:style-name="Standard">\end{table}</text:p>
      <text:p text:style-name="Standard"/>
      <text:p text:style-name="Standard">In order to better understand why certain strategies performed slightly better than others, I decided to plot the class distribution for each query of the first fold for each query strategy. I plot the distribution for all embedding types. However, I only include the plot for the embedding which performed the best in here for better readability. Please see the appendix for the remaining graphs. \\</text:p>
      <text:p text:style-name="Standard">Figure ~\ref{fig:sst_70_transformer_bert_query_dist} shows the plot for transformer BERT embeddings. As shown in Figure ~\ref{fig:sst_70_transformer}, Uncertainty sampling, EER and LAL (iterative and independent) performed the best while Random sampling and Graph Density performed the worst. The 4 best performing strategies definitely show some similarities in their class distribution of each query. For the first 4-5 queries, 50 percent of each query were of the minority class 0 while for the last 2-3 queries, the percentage of the minority class decreased rapidly.\\</text:p>
      <text:p text:style-name="Standard">Moreover, Graph Density and Random sampling also show a similar pattern in their class distribution. Each query distribution looks quite balanced and constant. </text:p>
      <text:p text:style-name="Standard"/>
      <text:p text:style-name="Standard">\begin{figure}[H]</text:p>
      <text:p text:style-name="Standard"><text:tab/>\centering</text:p>
      <text:p text:style-name="Standard"><text:tab/>\includegraphics[width=0.9\textwidth]{sst_7030_transformer_bert_query.jpeg}</text:p>
      <text:p text:style-name="Standard"><text:tab/>\caption[SST-2 (70:30) Transformer BERT document embeddings query class distribution]{Class distribution of each query and each query strategy for <text:s/>SST-2 dataset (70:30) with BERT transformer document embeddings; q0 is the seed set which is the same for every query strategy and every word embedding}</text:p>
      <text:p text:style-name="Standard"><text:tab/>\label{fig:sst_70_transformer_bert_query_dist}</text:p>
      <text:p text:style-name="Standard">\end{figure}</text:p>
      <text:p text:style-name="Standard"/>
      <text:p text:style-name="Standard"/>
      <text:p text:style-name="Standard">\subsubsection{SST-2 Dataset (90:10 distribution)}</text:p>
      <text:p text:style-name="Standard"><text:soft-page-break/></text:p>
      <text:p text:style-name="Standard">Figure ~\ref{fig:sst_90_rnn} shows the results of the experiments with RNN document embeddings for the SST-2 dataset with 90:10 distribution. Compared to the 70:30 distribution, the performances for all 4 embeddings are much worse. GloVe, Flair and BERT RNN embeddings are not even able to achieve a g-mean of or above 0.5 which means fastText RNN embeddings performed the best for those experiments. </text:p>
      <text:p text:style-name="Standard">\\</text:p>
      <text:p text:style-name="Standard">The individual strategies again perform every similar to each other. Interestingly enough, the performance of QBC here differs a lot from its performance for the 70:30 where it generally performed quite well. For all 4 embeddings, QBC always performed the worst. No strategy was able to significantly outperform for all 4 embeddings. However, Uncertainty sampling and EER seem to have performed the best overall. </text:p>
      <text:p text:style-name="Standard">\\</text:p>
      <text:p text:style-name="Standard">For GloVe, fastText and Flair RNN embeddings, no strategy was really able to achieve the same performance as training without AL before 700 instances. Only for BERT RNN embeddings, EER, Uncertainty sampling and Random sampling were able to achieve that performance after already 300 instances. </text:p>
      <text:p text:style-name="Standard"/>
      <text:p text:style-name="Standard">\begin{figure}[H]</text:p>
      <text:p text:style-name="Standard">\centering <text:s text:c="4"/>%%% not \center</text:p>
      <text:p text:style-name="Standard">\subfigure[GloVe]{\label{fig:a}\includegraphics[width=70mm]{num_instance_performance_9010_rnn_glove.png}}</text:p>
      <text:p text:style-name="Standard">\subfigure[fastText]{\label{fig:b}\includegraphics[width=70mm]{num_instance_performance_9010_rnn_fasttext.png}}</text:p>
      <text:p text:style-name="Standard">\subfigure[Flair]{\label{fig:b}\includegraphics[width=70mm]{num_instance_performance_9010_rnn_flair.png}}</text:p>
      <text:p text:style-name="Standard">\subfigure[BERT]{\label{fig:b}\includegraphics[width=70mm]{num_instance_performance_9010_rnn_bert.png}}</text:p>
      <text:p text:style-name="Standard">\caption[Graphs for SST-2 (90:10) with RNN Document Embeddings]{Results for SST-2 Dataset with distribution 90:10, RNN Document Embeddings}</text:p>
      <text:p text:style-name="Standard">\label{fig:sst_90_rnn}</text:p>
      <text:p text:style-name="Standard">\end{figure}</text:p>
      <text:p text:style-name="Standard"/>
      <text:p text:style-name="Standard">Figure ~\ref{fig:sst_90_transformer} shows the results for training with BERT transformer embeddings for the <text:s/>SST-2 dataset with 90:10 distribution. BERT transformer embeddings slightly performed better than RNN embeddings. </text:p>
      <text:p text:style-name="Standard">Similar to RNN embeddings, QBC again performed the worst among all query strategies. </text:p>
      <text:p text:style-name="Standard">Moreover, EER, LAL (iterative) and Uncertainty sampling outperformed Random sampling. The fastest strategy to achieve the same performance as training without AL was EER after 300 instances. </text:p>
      <text:p text:style-name="Standard"/>
      <text:p text:style-name="Standard">\begin{figure}[H]</text:p>
      <text:p text:style-name="Standard"><text:tab/>\centering</text:p>
      <text:p text:style-name="Standard"><text:tab/>\includegraphics[width=0.5\textwidth]{num_instance_performance_9010_transformer_bert.png}</text:p>
      <text:p text:style-name="Standard"><text:tab/>\caption[Graphs for SST-2 (90:10) with transformer document embeddings]{Results for SST-2 dataset with distribution 90:10, transformer document embeddings}</text:p>
      <text:p text:style-name="Standard"><text:tab/>\label{fig:sst_90_transformer}</text:p>
      <text:p text:style-name="Standard">\end{figure}</text:p>
      <text:p text:style-name="Standard"/>
      <text:p text:style-name="Standard">Table ~\ref{table:sst_90_time} shows the runtime for all experiments on the SST-2 dataset with 90:10 distribution. Again, GloVe RNN embeddings performed the fastest and BERT RNN <text:soft-page-break/>embedding performed the slowest. Considering the runtime and the g-mean performance shown before, fastText RNN and BERT transformer embeddings show the best performance overall. </text:p>
      <text:p text:style-name="Standard">\\</text:p>
      <text:p text:style-name="Standard">As before, Random sampling is the fastest strategy followed by Uncertainty sampling and LAL. QBC performed the slowest overall.</text:p>
      <text:p text:style-name="Standard"/>
      <text:p text:style-name="Standard"/>
      <text:p text:style-name="Standard">\begin{table}[H]</text:p>
      <text:p text:style-name="Standard">\caption{Runtime SST-2 (90:10) in minutes}</text:p>
      <text:p text:style-name="Standard">\centering</text:p>
      <text:p text:style-name="Standard">\begin{tabular}[h]{c|c|c|c|c|c}</text:p>
      <text:p text:style-name="Standard"><text:s/>&amp; \textbf{GloVe} &amp; \textbf{FastText} &amp; \textbf{Flair} &amp; \textbf{BERT} &amp; \textbf{TF BERT} \\</text:p>
      <text:p text:style-name="Standard">\hline</text:p>
      <text:p text:style-name="Standard"/>
      <text:p text:style-name="Standard">\textbf{No AL} &amp; 0.55 &amp; 0.64 &amp; 0.99 &amp; 2.06 &amp; 1.68 \\</text:p>
      <text:p text:style-name="Standard">\hline</text:p>
      <text:p text:style-name="Standard"/>
      <text:p text:style-name="Standard">\textbf{Rand} &amp; 3.19 &amp; 3.88 &amp; 7.21 &amp; 21.45 &amp; 8.22 \\</text:p>
      <text:p text:style-name="Standard">\hline</text:p>
      <text:p text:style-name="Standard"/>
      <text:p text:style-name="Standard">\textbf{Uncert} &amp; 4.52 &amp; 5.74 &amp; 8.9 &amp; 21.37 &amp; 8.62 \\</text:p>
      <text:p text:style-name="Standard">\hline</text:p>
      <text:p text:style-name="Standard"/>
      <text:p text:style-name="Standard">\textbf{QBC} &amp; 5.74 &amp; 9.79 &amp; 12.09 &amp; 36.47 &amp; 14.93 \\</text:p>
      <text:p text:style-name="Standard">\hline</text:p>
      <text:p text:style-name="Standard"/>
      <text:p text:style-name="Standard">\textbf{GraphD} &amp; 3.43 &amp; 4.72 &amp; 9.51 &amp; 17.85 &amp; 9.66 \\</text:p>
      <text:p text:style-name="Standard">\hline</text:p>
      <text:p text:style-name="Standard"/>
      <text:p text:style-name="Standard">\textbf{EER} &amp; 5.36 &amp; 5.1 &amp; 10.57 &amp; 18.61 &amp; 12.19 \\</text:p>
      <text:p text:style-name="Standard">\hline</text:p>
      <text:p text:style-name="Standard"/>
      <text:p text:style-name="Standard">\textbf{LAL it} &amp; 3.92 &amp; 4.77 &amp; 7.96 &amp; 21.07 &amp; 9.33 \\</text:p>
      <text:p text:style-name="Standard">\hline</text:p>
      <text:p text:style-name="Standard"/>
      <text:p text:style-name="Standard">\textbf{LAL ind} &amp; 3.41 &amp; 4.47 &amp; 7.48 &amp; 22.3 &amp; 10.09 \\</text:p>
      <text:p text:style-name="Standard">\hline</text:p>
      <text:p text:style-name="Standard"/>
      <text:p text:style-name="Standard">\label{table:sst_90_time}</text:p>
      <text:p text:style-name="Standard">\end{tabular}</text:p>
      <text:p text:style-name="Standard">\end{table}</text:p>
      <text:p text:style-name="Standard"/>
      <text:p text:style-name="Standard">Figure ~\ref{fig:sst_90_transformer_bert_query_dist} shows the class distribution for each query of fold 1 for each query strategy. For the 90:10 distribution of the SST-2 dataset, only 10 percent or 100 instances of the 1000 training data were of class 0. As shown in Figure ~\ref{fig:sst_90_transformer}, the overall performance of all strategies was really bad. QBC definitely performed the worst and showed a strange behavior during the first query rounds. This behavior also reflects in its query class distribution since QBC, unlike all other strategies, picked around 0 instances for the first and second query round (excluding the seed set q0). For both of those query rounds the g-mean of QBC decreased rapidly. Again, Uncertainty sampling, EER and LAL (iterative) slightly outperformed the remaining strategies and while looking at their query class distribution, all 3 strategies showed a similar pattern when choosing instances. </text:p>
      <text:p text:style-name="Standard"><text:soft-page-break/></text:p>
      <text:p text:style-name="Standard">\begin{figure}[H]</text:p>
      <text:p text:style-name="Standard"><text:tab/>\centering</text:p>
      <text:p text:style-name="Standard"><text:tab/>\includegraphics[width=0.9\textwidth]{sst_9010_transformer_bert_query.jpeg}</text:p>
      <text:p text:style-name="Standard"><text:tab/>\caption[SST-2 (90:10) transformer BERT document embeddings query class distribution]{Class distribution of SST-2 dataset (90:10) with BERT Transformer document embeddings for every query for the first fold; q0 is the seed set which is the same for every query strategy and every word embedding}</text:p>
      <text:p text:style-name="Standard"><text:tab/>\label{fig:sst_90_transformer_bert_query_dist}</text:p>
      <text:p text:style-name="Standard">\end{figure}</text:p>
      <text:p text:style-name="Standard"/>
      <text:p text:style-name="Standard"/>
      <text:p text:style-name="Standard"/>
      <text:p text:style-name="Standard">\subsubsection{Newsgroup dataset}</text:p>
      <text:p text:style-name="Standard"/>
      <text:p text:style-name="Standard"/>
      <text:p text:style-name="Standard">The performance of the experiments with RNN embeddings for the Newsgroup dataset are shown in Figure ~\ref{fig:news_rnn}. All 4 embeddings achieved an overall g-mean performance between 0.7 and 0.75. BERT RNN and Flair RNN performed the best with BERT performing slightly better than Flair.</text:p>
      <text:p text:style-name="Standard"/>
      <text:p text:style-name="Standard">For each graph, all strategies are very close to each other making it quite difficult to say which one performed the best. However, LAL (iterative) definitely had the worst performance for all 4 embeddings.</text:p>
      <text:p text:style-name="Standard">None of the strategies were able to achieve the same performance as the training without AL before 800 instance for any of the 4 embeddings.</text:p>
      <text:p text:style-name="Standard"/>
      <text:p text:style-name="Standard"/>
      <text:p text:style-name="Standard">\begin{figure}[h!]</text:p>
      <text:p text:style-name="Standard">\centering <text:s text:c="4"/>%%% not \center</text:p>
      <text:p text:style-name="Standard">\subfigure[GloVe]{\label{fig:GloVe}\includegraphics[width=70mm]{num_instance_performance_news_rnn_glove.png}}</text:p>
      <text:p text:style-name="Standard">\subfigure[fastText]{\label{fig:fastText}\includegraphics[width=70mm]{num_instance_performance_news_rnn_fasttext.png}}</text:p>
      <text:p text:style-name="Standard">\subfigure[Flair]{\label{fig:Flair}\includegraphics[width=70mm]{num_instance_performance_news_rnn_flair.png}}</text:p>
      <text:p text:style-name="Standard">\subfigure[BERT]{\label{fig:BERT}\includegraphics[width=70mm]{num_instance_performance_news_rnn_bert.png}}</text:p>
      <text:p text:style-name="Standard">\caption[Graphs for Newsgroup with RNN Document Embeddings]{Results for Newsgroup dataset, RNN Document Embeddings}</text:p>
      <text:p text:style-name="Standard">\label{fig:news_rnn}</text:p>
      <text:p text:style-name="Standard">\end{figure}</text:p>
      <text:p text:style-name="Standard"/>
      <text:p text:style-name="Standard">Figure ~\ref{fig:news_transformer} shows the results of the training with BERT transformer for the News dataset. The overall performance was better than with RNN embeddings, achieving a g-mean of almost 0.8.</text:p>
      <text:p text:style-name="Standard">\\</text:p>
      <text:p text:style-name="Standard">As before, LAL (iterative) performed the worst again. </text:p>
      <text:p text:style-name="Standard">Also, no strategy was able to achieve the training without AL performance before 800 instances.</text:p>
      <text:p text:style-name="Standard"/>
      <text:p text:style-name="Standard">\begin{figure}[h!]</text:p>
      <text:p text:style-name="Standard"><text:tab/>\centering</text:p>
      <text:p text:style-name="Standard"><text:soft-page-break/><text:tab/>\includegraphics[width=0.5\textwidth]{num_instance_performance_news_transformer_bert.png}</text:p>
      <text:p text:style-name="Standard"><text:tab/>\caption[Graphs for Newsgroup with Transformer Document Embeddings]{Results for Newsgroup dataset, Transformer Document Embeddings}</text:p>
      <text:p text:style-name="Standard"><text:tab/>\label{fig:news_transformer}</text:p>
      <text:p text:style-name="Standard">\end{figure}</text:p>
      <text:p text:style-name="Standard"/>
      <text:p text:style-name="Standard">The runtime of each experiment for the Newsgroup dataset is shown in Table ~\ref{news_time}. Training with GloVe RNN embeddings again run the fastest for all strategies, followed by fastText RNN and BERT transformer embeddings. BERT RNN embeddings again performed the slowest, however, the time differences to Flair RNN embeddings for all strategies are very low.</text:p>
      <text:p text:style-name="Standard">\\</text:p>
      <text:p text:style-name="Standard">Random and Uncertainy sampling performed the fastest, while EER overall training was very slow. As explained before, EER is mostly considered for binary classification since it is computationally expensive especially for multi-class classification. Comparing the EER runtime with all other strategies, it performed 5 to 20 times slower. This is particularly noticeable for BERT transformer embeddings where EER trained almost 20 times slower than QBC.</text:p>
      <text:p text:style-name="Standard">\\</text:p>
      <text:p text:style-name="Standard">Considering both the g-mean performance and the runtime, BERT transformer embeddings generally performed the best overall. </text:p>
      <text:p text:style-name="Standard"/>
      <text:p text:style-name="Standard">\begin{table}[H]</text:p>
      <text:p text:style-name="Standard">\caption{Runtime Newsgroup in minutes}</text:p>
      <text:p text:style-name="Standard">\centering</text:p>
      <text:p text:style-name="Standard">\begin{tabular}[h]{c|c|c|c|c|c}</text:p>
      <text:p text:style-name="Standard"><text:s/>&amp; \textbf{GloVe} &amp; \textbf{FastText} &amp; \textbf{Flair} &amp; \textbf{BERT} &amp; \textbf{TF BERT} \\</text:p>
      <text:p text:style-name="Standard">\hline</text:p>
      <text:p text:style-name="Standard"/>
      <text:p text:style-name="Standard">\textbf{No AL} &amp; 0.7 &amp; 1.15 &amp; 1.84 &amp; 2.43 &amp; 1.63 \\</text:p>
      <text:p text:style-name="Standard">\hline</text:p>
      <text:p text:style-name="Standard"/>
      <text:p text:style-name="Standard">\textbf{Rand} &amp; 3.9 &amp; 6.22 &amp; 15.51 &amp; 20.9 &amp; 9.42 \\</text:p>
      <text:p text:style-name="Standard">\hline</text:p>
      <text:p text:style-name="Standard"/>
      <text:p text:style-name="Standard">\textbf{Uncert} &amp; 3.91 &amp; 4.83 &amp; 18.33 &amp; 19.72 &amp; 8.87 \\</text:p>
      <text:p text:style-name="Standard">\hline</text:p>
      <text:p text:style-name="Standard"/>
      <text:p text:style-name="Standard">\textbf{QBC} &amp; 7.86 &amp; 10.47 &amp; 27.1 &amp; 34,96 &amp; 16.55 \\</text:p>
      <text:p text:style-name="Standard">\hline</text:p>
      <text:p text:style-name="Standard"/>
      <text:p text:style-name="Standard">\textbf{GraphD} &amp; 4.5 &amp; 6.56 &amp; 18.15 &amp; 20.07 &amp; 9.38 \\</text:p>
      <text:p text:style-name="Standard">\hline</text:p>
      <text:p text:style-name="Standard"/>
      <text:p text:style-name="Standard">\textbf{EER} &amp; 163.47 (2.72) &amp; 148.78 (2.48) &amp; 161.85 (2.7) &amp; 158.43 (2.64) &amp; 314.88 (5.25) \\</text:p>
      <text:p text:style-name="Standard">\hline</text:p>
      <text:p text:style-name="Standard"/>
      <text:p text:style-name="Standard">\textbf{LAL it} &amp; 4.29 &amp; 6.38 &amp; 20.65 &amp; 21.16 &amp; 9.22 \\</text:p>
      <text:p text:style-name="Standard">\hline</text:p>
      <text:p text:style-name="Standard"/>
      <text:p text:style-name="Standard">\textbf{LAL ind} &amp; 4.1 &amp; 5.0 &amp; 19.66 &amp; 19.81 &amp; 9.17 \\</text:p>
      <text:p text:style-name="Standard">\hline</text:p>
      <text:p text:style-name="Standard">\label{table:news_time}</text:p>
      <text:p text:style-name="Standard"><text:soft-page-break/>\end{tabular}</text:p>
      <text:p text:style-name="Standard">\end{table}</text:p>
      <text:p text:style-name="Standard"/>
      <text:p text:style-name="Standard">Figure ~\ref{fig:news_transformer_bert_query_dist} shows the query class distribution for the Newsgroup dataset trained with transformer BERT embeddings. As stated before, The downsampled Newsgroup dataset consists of 16 minority classes and 4 majority classes (comp.graphics, rec.motorcycles, rec.sport.baseball, misc.forsale). As shown before, the performance of all strategies were very similar, although LAL (iterative) performed a little worse than the rest.\\</text:p>
      <text:p text:style-name="Standard">It is quite difficult to recognize a pattern in the class distribution for each query given so many different classes. You can see that LAL (iterative) was not able to query different classes for q1 and the majority of its class distribution consists of the biggest majority class (comp.graphics). In contrast to that, QBC did not even query 1 instance of that same class for q1. </text:p>
      <text:p text:style-name="Standard"/>
      <text:p text:style-name="Standard">\begin{figure}[H]</text:p>
      <text:p text:style-name="Standard"><text:tab/>\centering</text:p>
      <text:p text:style-name="Standard"><text:tab/>\includegraphics[width=0.9\textwidth]{news_transformer_bert_query.jpeg}</text:p>
      <text:p text:style-name="Standard"><text:tab/>\caption[Newsgroup transformer BERT embeddings query class distribution]{Class distribution of each query for the first fold of the Newsgroup dataset with BERT Transformer document embeddings; q0 is the seed set which is the same for every query strategy and every word embedding}</text:p>
      <text:p text:style-name="Standard"><text:tab/>\label{fig:news_transformer_bert_query_dist}</text:p>
      <text:p text:style-name="Standard">\end{figure}</text:p>
      <text:p text:style-name="Standard"/>
      <text:p text:style-name="Standard"/>
      <text:p text:style-name="Standard">\subsubsection{Wikipedia Movie Dataset}</text:p>
      <text:p text:style-name="Standard"/>
      <text:p text:style-name="Standard">Figure ~\ref{fig:wiki_rnn} shows the g-mean performance for each embedding for the Wikipedia Movie dataset. The overall performance is quite bad. Only BERT RNN embeddings achieved a g-mean above 0.6 while all others performed between 0.52 and 0.57.</text:p>
      <text:p text:style-name="Standard">\\</text:p>
      <text:p text:style-name="Standard">All strategies again perform very similar. It seems like LAL (iterative) performed slightly worse than all other strategies, however, the difference in performance is very low.</text:p>
      <text:p text:style-name="Standard">No strategy really outperformed Random sampling. Moreover, only for GloVe RNN embeddings some strategies were able to achieve the same performance as the training without AL after 400 instances.</text:p>
      <text:p text:style-name="Standard"/>
      <text:p text:style-name="Standard">\begin{figure}[h!]</text:p>
      <text:p text:style-name="Standard">\centering <text:s text:c="4"/>%%% not \center</text:p>
      <text:p text:style-name="Standard">\subfigure[GloVe]{\label{fig:GloVe}\includegraphics[width=70mm]{num_instance_performance_wiki_rnn_glove.png}}</text:p>
      <text:p text:style-name="Standard">\subfigure[fastText]{\label{fig:fastText}\includegraphics[width=70mm]{num_instance_performance_wiki_rnn_fasttext.png}}</text:p>
      <text:p text:style-name="Standard">\subfigure[Flair]{\label{fig:Flair}\includegraphics[width=70mm]{num_instance_performance_wiki_rnn_flair.png}}</text:p>
      <text:p text:style-name="Standard">\subfigure[BERT]{\label{fig:BERT}\includegraphics[width=70mm]{num_instance_performance_wiki_rnn_bert.png}}</text:p>
      <text:p text:style-name="Standard">\caption[Graphs for Wikipedia Movie with RNN Document Embeddings]{Results for Wikipedia dataset, RNN Document Embeddings}</text:p>
      <text:p text:style-name="Standard">\label{fig:wiki_rnn}</text:p>
      <text:p text:style-name="Standard">\end{figure}</text:p>
      <text:p text:style-name="Standard"/>
      <text:p text:style-name="Standard"><text:soft-page-break/>Compared to RNN embeddings, BERT transformer embeddings performed slightly better (see Figure ~\ref{fig:wiki_transformer}. However, no strategies was able to outperform Random sampling or to achieve the performance of training without AL before 800 instances. </text:p>
      <text:p text:style-name="Standard">\\</text:p>
      <text:p text:style-name="Standard">Again, all strategies performed very similar making it difficult to pick a winner.</text:p>
      <text:p text:style-name="Standard"/>
      <text:p text:style-name="Standard">\begin{figure}[H]</text:p>
      <text:p text:style-name="Standard"><text:tab/>\centering</text:p>
      <text:p text:style-name="Standard"><text:tab/>\includegraphics[width=0.5\textwidth]{num_instance_performance_wiki_transformer_bert.png}</text:p>
      <text:p text:style-name="Standard"><text:tab/>\caption[Graphs for Wikipedia Movie with Transformer Document Embeddings]{Results for Wikipedia dataset, Transformer Document Embeddings}</text:p>
      <text:p text:style-name="Standard"><text:tab/>\label{fig:wiki_transformer}</text:p>
      <text:p text:style-name="Standard">\end{figure}</text:p>
      <text:p text:style-name="Standard"/>
      <text:p text:style-name="Standard">The runtime of the experiments for the Wikipedia Movie dataset are shown in Table ~\ref{table:wiki_time}. Again, GloVe RNN embeddings run the fastest followed by fastText RNN and BERT transformer embeddings. </text:p>
      <text:p text:style-name="Standard">\\</text:p>
      <text:p text:style-name="Standard">Similar to runtime resulst for the Newsgroup dataset, EER performed significantly slower than all other strategies due to the multi-class classification problem.</text:p>
      <text:p text:style-name="Standard">\\</text:p>
      <text:p text:style-name="Standard">BERT transformer embeddings peformed the best overall considering both g-mean performance and runtime.</text:p>
      <text:p text:style-name="Standard"/>
      <text:p text:style-name="Standard">\begin{table}[h!]</text:p>
      <text:p text:style-name="Standard">\caption{Runtime Wikipedia Movie}</text:p>
      <text:p text:style-name="Standard">\centering</text:p>
      <text:p text:style-name="Standard">\begin{tabular}[h]{c|c|c|c|c|c}</text:p>
      <text:p text:style-name="Standard"><text:s/>&amp; \textbf{GloVe} &amp; \textbf{FastText} &amp; \textbf{Flair} &amp; \textbf{BERT} &amp; \textbf{TF BERT} \\</text:p>
      <text:p text:style-name="Standard">\hline</text:p>
      <text:p text:style-name="Standard"/>
      <text:p text:style-name="Standard">\textbf{No AL} &amp; 0.78 &amp; 0.95 &amp; 1.97 &amp; 2.29 &amp; 1.7 \\</text:p>
      <text:p text:style-name="Standard">\hline</text:p>
      <text:p text:style-name="Standard"/>
      <text:p text:style-name="Standard">\textbf{Rand} &amp; 4.03 &amp; 7.61 &amp; 18.27 &amp; 23.63 &amp; 8.58 \\</text:p>
      <text:p text:style-name="Standard">\hline</text:p>
      <text:p text:style-name="Standard"/>
      <text:p text:style-name="Standard">\textbf{Uncert} &amp; 5.17 &amp; 6.39 &amp; 24.79 &amp; 22.08 &amp; 8.78 \\</text:p>
      <text:p text:style-name="Standard">\hline</text:p>
      <text:p text:style-name="Standard"/>
      <text:p text:style-name="Standard">\textbf{QBC} &amp; 8.08 &amp; 12.82 &amp; 32.3 &amp; 39.71 &amp; 14.67 \\</text:p>
      <text:p text:style-name="Standard">\hline</text:p>
      <text:p text:style-name="Standard"/>
      <text:p text:style-name="Standard">\textbf{GraphD} &amp; 5.07 &amp; 7.04 &amp; 24.61 &amp; 21.16 &amp; 8.98 \\</text:p>
      <text:p text:style-name="Standard">\hline</text:p>
      <text:p text:style-name="Standard"/>
      <text:p text:style-name="Standard">\textbf{EER} &amp; 85.56 (1.4) &amp; 75.3 (1.3) &amp; 101.16 (1.69) &amp; 92.79 (1.5) &amp; 164.09 (2.7) \\</text:p>
      <text:p text:style-name="Standard">\hline</text:p>
      <text:p text:style-name="Standard"/>
      <text:p text:style-name="Standard">\textbf{LAL it} &amp; 6.71 &amp; 6.1 &amp; 24.5 &amp; 22.88 &amp; 9.04 \\</text:p>
      <text:p text:style-name="Standard">\hline</text:p>
      <text:p text:style-name="Standard"><text:soft-page-break/></text:p>
      <text:p text:style-name="Standard">\textbf{LAL ind} &amp; 5.23 &amp; 6.15 &amp; 21.8 &amp; 19.81 &amp; 8.84 \\</text:p>
      <text:p text:style-name="Standard">\hline</text:p>
      <text:p text:style-name="Standard">\label{table:wiki_time}</text:p>
      <text:p text:style-name="Standard">\end{tabular}</text:p>
      <text:p text:style-name="Standard">\end{table}</text:p>
      <text:p text:style-name="Standard"/>
      <text:p text:style-name="Standard">\begin{figure}[h!]</text:p>
      <text:p text:style-name="Standard"><text:tab/>\centering</text:p>
      <text:p text:style-name="Standard"><text:tab/>\includegraphics[width=0.9\textwidth]{wiki_transformer_bert_query.jpeg}</text:p>
      <text:p text:style-name="Standard"><text:tab/>\caption[Wikipedia Movie transformer BERT embeddings query class distribution]{Class distribution of each query for the first fold for the Wikipedia Movie dataset with transformer BERT document embeddings; q0 is the seed set which is the same for every query strategy and every word embedding}</text:p>
      <text:p text:style-name="Standard"><text:tab/>\label{fig:wiki_transformer_bert_query_dist}</text:p>
      <text:p text:style-name="Standard">\end{figure}</text:p>
      <text:p text:style-name="Standard"/>
      <text:p text:style-name="Standard"/>
      <text:p text:style-name="Standard">Figure ~\ref{fig:wiki_transformer_bert_query_dist} shows the query class distribution for the Wikipedia Movie dataset trained with transformer BERT embeddings. As stated before, The downsampled Wiki dataset consists of 11 minority classes and 3 majority classes (unknown, drama and comedy). \\</text:p>
      <text:p text:style-name="Standard">As presented in Figure ~\ref{fig:wiki_transformer}, the overall performance of transformer BERT embeddings was relatively bad and no strategy performed significantly better than the other strategies. This also shows in the class distribution plot, since all strategies seem to have selected similar class distributions for each query.</text:p>
      <text:p text:style-name="Standard"/>
      <text:p text:style-name="Standard"/>
      <text:p text:style-name="Standard"/>
      <text:p text:style-name="Standard">\newpage</text:p>
      <text:p text:style-name="Standard">\section{Discussion and Conclusion}</text:p>
      <text:p text:style-name="Standard">I performed AL experiments for 4 different datasets including 2 binary classification SST-2 datasets with 70:30 and 90:10 distribution, and two imbalanced multi-class datasets (Newsgroup and Wikipedia Movie dataset). I randomly chose 1000 instances for each of the datasets and did a 5 fold cross validation for training with and without AL which resulted in a split of 800 train and 200 test instances for each fold. For each of the datasets, I did a training without AL and with AL including 7 different query strategies (Random, Uncertainty, QBC, Graph Density, EER, LAL (iterative) and LAL (independent)) for each of the 5 different embedding types (RNN GloVe, RNN fastText, RNN Flair, RNN BERT and transformer BERT embedidngs). My goal was to compare the different query strategies and word embeddings and to see how good AL performed for different degrees of class imbalance. For a better comparison, I tried to answer the following questions with my conducted experiments:</text:p>
      <text:p text:style-name="Standard"/>
      <text:p text:style-name="Standard">\begin{description}</text:p>
      <text:p text:style-name="Standard"><text:s text:c="4"/>\item[Question 1]\hfill \\</text:p>
      <text:p text:style-name="Standard"><text:s text:c="4"/>How well does AL perform in combination with different word embeddings on imbalanced data?</text:p>
      <text:p text:style-name="Standard"><text:s text:c="4"/>\item[Question 2]\hfill \\</text:p>
      <text:p text:style-name="Standard"><text:s text:c="4"/>To which degree of class imbalance does AL achieve good performance in combination with word embeddings?</text:p>
      <text:p text:style-name="Standard"><text:s text:c="4"/>\item[Question 3]\hfill \\</text:p>
      <text:p text:style-name="Standard"><text:s text:c="4"/>Which active learning/word embedding combination performs the best on datasets with class imbalance?</text:p>
      <text:p text:style-name="Standard"><text:soft-page-break/><text:s text:c="4"/>\item[Question 4]\hfill \\</text:p>
      <text:p text:style-name="Standard"><text:s text:c="4"/>Which active learning/word embedding combination runs the fastest? </text:p>
      <text:p text:style-name="Standard">\end{description}</text:p>
      <text:p text:style-name="Standard"/>
      <text:p text:style-name="Standard">I will first discuss each of these questions in the following section with regards to my results presented in Section ~\ref{section:results}. Afterwards, I will give my final conclusion and thoughts about AL in class imbalance setting.</text:p>
      <text:p text:style-name="Standard">\\</text:p>
      <text:p text:style-name="Standard">\\</text:p>
      <text:p text:style-name="Standard">\textbf{How well does AL perform in combination with different word embeddings on imbalanced data and to which degree of class imbalance does AL achieve good performance in combination with word embeddings?} </text:p>
      <text:p text:style-name="Standard">\\</text:p>
      <text:p text:style-name="Standard">\\</text:p>
      <text:p text:style-name="Standard">I already addressed the problem of class imbalance in AL setting in Section ~\ref{section:LR} where I referenced \cite{q20} and their good results for AL in combination with imbalanced binary classification. Similar to their experiments, I also chose different degrees of class imbalance of the SST-2 dataset. Although the overall performance of the experiments with 90:10 distribution was really bad, AL still proves to be beneficial for real-world binary classification problems since some AL query strategies were able to outperform the training without AL with significantly less annotated training data for both distributions of the SST-2 dataset. </text:p>
      <text:p text:style-name="Standard">\\</text:p>
      <text:p text:style-name="Standard">However, the experiments for multi-class classification did not show the same positive effect.</text:p>
      <text:p text:style-name="Standard">Both multi-class datasets of my experiments consists of more than 10 classes with a substantial class imbalance. The AL query strategies used for my thesis seem to have failed for this kind of text classification setting since no strategy was able to outperform the training without AL with less annotated training data.</text:p>
      <text:p text:style-name="Standard">Moreover, none of the strategies were able to significantly outperform Random sampling which raises the questions if any of those AL query strategies are actually suitable for multi-class problems.</text:p>
      <text:p text:style-name="Standard">\\</text:p>
      <text:p text:style-name="Standard">\\</text:p>
      <text:p text:style-name="Standard">\textbf{Which active learning/word embedding combination performs the best on datasets with class imbalance and which combination run the fastest}</text:p>
      <text:p text:style-name="Standard">\\</text:p>
      <text:p text:style-name="Standard">\\</text:p>
      <text:p text:style-name="Standard">For binary classification, Uncertainty sampling, EER and LAL (iterative) have performed the best overall. Although the differences between all strategies were comparatively low, those 3 strategies were still able to slightly outperform the remaining strategies. QBC definitely also showed good results for the 70:30 distribution, however, it performed quite bad for the dataset with substantial class imbalance. <text:s/></text:p>
      <text:p text:style-name="Standard">Comparing all word embeddings, transformer BERT embeddings performed the best for both binary classification datasets. RNN BERT embeddings only performed slighlty worse, however, due to its long runtime I definitely would suggest using transformer BERT embeddings instead. Overall, transformer BERT embeddings in combination with Uncertainty sampling (runtime of around 9 minutes) or in combination with EER (runtime of around 12 minutes) seem to be a good choice for binary classification with class imbalance.</text:p>
      <text:p text:style-name="Standard">\\</text:p>
      <text:p text:style-name="Standard">For multi-class classification, the differences in performance of all strategies became even smaller which makes it really difficult to choose the best performing strategy. LAL (iterative) seems to be less suitable for multi-class classification compared to binary classification. Although transformer BERT embeddings performed the best overall, none of the AL query strategies seem to be a good <text:soft-page-break/>choice for unbalanced multi-class classification because 1. none of the strategies outperformed the training without AL and 2. their runtime is much slower than training without AL. I therefore do not see any benefit in using those AL query strategies for real-world imbalanced multi-class classification problems.</text:p>
      <text:p text:style-name="Standard">\\</text:p>
      <text:p text:style-name="Standard">In order to evaluate if either the size of the training set or the class imbalance have negatively affected the performance of the AL strategies in multi-class setting, I decided to conduct further experiments.</text:p>
      <text:p text:style-name="Standard">\\</text:p>
      <text:p text:style-name="Standard">First, I increased the training set for the Wikipedia Movie dataset to 3000 instances to see if the training set size affects the performance of each AL query strategy. The distribution was similar to that of the experiments with 1000 instances with 3 majority classes. I only trained the dataset with transformer BERT embeddings and used the same hyperparameters for training. All strategies started with the same seed set and queried 100 instances for each query. Figure ~\ref{fig:wiki_3000_transformer} shows the resulting graph including the averaged g-mean over all 5 folds. All strategies seem to have performed very similar again except for QBC which performed slightly worse. Neither of the strategies did outperform Random sampling nor did they achieve the same performance of training without AL earlier than 2400 instances. Therefore, one can rule out that the size of 1000 training instances for my experiments had a negative affect on the performance of each AL query strategy. </text:p>
      <text:p text:style-name="Standard">\\</text:p>
      <text:p text:style-name="Standard">For the Newsgroup dataset I again randomly chose 1000 instances, however, this time I kept its original distribution (20 classes with around 50 instances of each class). I trained the dataset with transformer BERT embeddings with the same parameters as the imbalanced dataset. Figure ~\ref{fig:news_1000_b_transformer_bert_perf} shows the result of this experiment. All strategies again performed very similar and were not able to outperform Random sampling. Therefore, I came to the conclusion that the problem of class imbalance was not a factor for the bad performance of all AL query strategies of my experiments. </text:p>
      <text:p text:style-name="Standard">\\</text:p>
      <text:p text:style-name="Standard">\\</text:p>
      <text:p text:style-name="Standard">In conclusion, my experiments showed that popular AL query strategies presented in my thesis worked pretty good for binary text classification with both moderate and substantial class imbalance. The performance of training with a substantial class imbalanced set was quite bad, however, it can <text:s/>easily be improved with a few adjustments before training (e.g. using a bigger training set like in Figure ~\ref{fig:sst_90_3000_transformer_bert_perf} or with the help of data-sampling methods like over- and under-sampling). Among the different embedding types, transformer BERT embeddings definitely convinced with its good overall performance and its comparatively short runtime. </text:p>
      <text:p text:style-name="Standard">Moreover, my experiments showed that popular AL query strategies failed for multi-class classification problem with substantial class imbalance. With the help of further experiments, I also was able to demonstrate that neither the small training set nor the class imbalance itself was the reason for the bad performance of the AL query strategies. For that reason, I would advise against the AL query strategies used in my thesis when coping with multi-class text classification.</text:p>
      <text:p text:style-name="Standard">\\</text:p>
      <text:p text:style-name="Standard">- give examples of papers were Random sampling also performed quite good</text:p>
      <text:p text:style-name="Standard"/>
      <text:p text:style-name="Standard"/>
      <text:p text:style-name="Standard">\section{Outlook}</text:p>
      <text:p text:style-name="Standard">My experiments gave a good overview of popular AL query strategies combined with different word embeddings and their effectiveness on binary and multi-class text classification problems with class imbalance. \\</text:p>
      <text:p text:style-name="Standard">Nevertheless, there are still a few things that are worth investigating in the future. </text:p>
      <text:p text:style-name="Standard"><text:soft-page-break/>Initially, I also wanted to examine how the selection of the seed set affects the overall performance of AL. However, due to the amount of experiments and their considerably long runtime I unfortunately not able to use another seed set selection method. additionally, \cite{q29} evaluated different seed set selection methods for AL (e.g. Stratified Keyword Sampling or Clustering Sampling) and came to the conclusion that seed set selection methods have little impact on <text:s/>the <text:s/>active <text:s/>learning <text:s/>process. </text:p>
      <text:p text:style-name="Standard">\\</text:p>
      <text:p text:style-name="Standard">Moreover, I only focused on the most popular AL query strategies that have been used many times before. During my experiments, I also encountered this paper \cite{q25} which I already mentioned in Section ~\ref{section:LR}. The authors examined Deep Bayesian AL for both classification and entity recognition tasks. Their results were promising and definitely worth a further study, maybe on a multi-class classification problem with substantial class imbalance.</text:p>
      <text:p text:style-name="Standard"/>
      <text:p text:style-name="Standard">\newpage</text:p>
      <text:p text:style-name="Standard">\begin{thebibliography}{Konyushkova et al., 2017}</text:p>
      <text:p text:style-name="Standard"><text:s text:c="3"/>\bibitem[Settles, 2009]{q1} B. Settles. Active Learning Literature Survey. Computer Sciences Technical Report 1648, University of Wisconsin–Madison. 2009.</text:p>
      <text:p text:style-name="Standard"><text:s text:c="3"/></text:p>
      <text:p text:style-name="Standard"><text:s text:c="3"/>\bibitem[Seung et al., 1992]{q2} H.S. Seung, M. Opper, and H. Sompolinsky. <text:s/>Query by committee. <text:s/>In Proceed-ings of the ACM Workshop on Computational Learning Theory, pages 287–294,1992.</text:p>
      <text:p text:style-name="Standard"><text:s text:c="3"/></text:p>
      <text:p text:style-name="Standard"><text:s text:c="3"/>\bibitem[Schmidhuber, 2015]{q3} J. Schmidhuber. “Deep Learning in Neural Networks: An Overview.” Neural Networks 61 (2015): 85–117. Crossref. Web.</text:p>
      <text:p text:style-name="Standard"><text:s text:c="3"/></text:p>
      <text:p text:style-name="Standard"><text:s text:c="3"/>\bibitem[Lopez et al., 2017]{q4} Marc Moreno Lopez and Jugal Kalita. "eep Learning applied to NLP". arXiv:1703.03091. 2017</text:p>
      <text:p text:style-name="Standard"><text:s text:c="3"/></text:p>
      <text:p text:style-name="Standard"><text:s text:c="3"/>\bibitem[Stelle, 2018]{q5} Stefan Selle. "Künstliche Neuronale Netzwerke und Deep Learning". 2018</text:p>
      <text:p text:style-name="Standard"><text:s text:c="3"/></text:p>
      <text:p text:style-name="Standard"><text:s text:c="3"/>\bibitem[Konyushkova et al., 2017]{q6} Ksenia Konyushkova, and Sznitman Raphael. 2017. Learning Active Learning from Data. In The 31st Conference on Neural Information Processing Systems (NIPS 2017), 4228-4238. </text:p>
      <text:p text:style-name="Standard"><text:s text:c="3"/></text:p>
      <text:p text:style-name="Standard"><text:s text:c="3"/>\bibitem[Pennington et al., 2014]{q7} Jeffrey <text:s/>Pennington \&amp; Richard Socher \&amp; Christoper Manning. (2014). Glove: Global Vectors for Word Representation. EMNLP. 14. 1532-1543. 10.3115/v1/D14-1162. </text:p>
      <text:p text:style-name="Standard"><text:s text:c="3"/></text:p>
      <text:p text:style-name="Standard"><text:s text:c="3"/>\bibitem[Bojanowski et al., 2016]{q8} Piotr Bojanowski and Edouard Grave and Armand Joulin and Tomas Mikolov. <text:s/><text:tab/>arXiv:1607.04606. 2017</text:p>
      <text:p text:style-name="Standard"><text:s text:c="3"/></text:p>
      <text:p text:style-name="Standard"><text:s text:c="3"/>\bibitem[Akbik et al., 2018]{q9} Alan Akbik and Duncan Blythe and Roland Vollgraf. Contextual String Embeddings for Sequence Labeling. Proceedings of the 27th International Conference on Computational Linguistics. 1638--1649. 2018. </text:p>
      <text:p text:style-name="Standard"><text:s text:c="3"/></text:p>
      <text:p text:style-name="Standard"><text:s text:c="2"/>\bibitem [Devlin et al., 2019]{q10} Jacob Devlin and Ming-Wei Chang and Kenton Lee and Kristina Toutanova. {BERT}: Pre-training of Deep Bidirectional Transformers for Language Understanding. arXiv preprint arXiv:1810.04805. 2019.</text:p>
      <text:p text:style-name="Standard"><text:s text:c="2"/></text:p>
      <text:p text:style-name="Standard"><text:s text:c="2"/>\bibitem[Mikolov et al., ]{q11} Tomas Mikolov and Kai Chen and Greg Corrado and Jeffrey Dean. "Efficient Estimation of Word Representations in Vector Space". 2013. <text:s/><text:tab/>arXiv:1301.3781</text:p>
      <text:p text:style-name="Standard"><text:soft-page-break/><text:s text:c="2"/></text:p>
      <text:p text:style-name="Standard"><text:s text:c="2"/>\bibitem[Tang et al., 2019]{q12} Tang, Y.-P.; Li, G.-X.; and Huang, S.-J. ALiPy: Active learning in python. https://arxiv.org/abs/1901.03802 . 2019. </text:p>
      <text:p text:style-name="Standard"><text:s text:c="2"/></text:p>
      <text:p text:style-name="Standard"><text:s text:c="2"/>\bibitem[Socher et al., 2013]{q13} Richard Socher, Alex Perelygin, Jean Wu, Jason Chuang, Christopher Manning, Andrew Ng and Christopher Potts. "Recursive Deep Models for Semantic Compositionality Over a Sentiment Treebank". Conference on Empirical Methods in Natural Language Processing (EMNLP 2013)</text:p>
      <text:p text:style-name="Standard"><text:s text:c="2"/></text:p>
      <text:p text:style-name="Standard"><text:s text:c="2"/>\bibitem[Vaswani et al., 2017]{q14} Ashish Vaswani and Noam Shazeer and Niki Parmar and Jakob Uszkoreit and Llion Jones and Aidan N. Gomez and Lukasz Kaiser and Illia Polosukhin. "Attention Is All You Need". 2017. arXiv:1706.03762 </text:p>
      <text:p text:style-name="Standard"><text:s text:c="2"/></text:p>
      <text:p text:style-name="Standard"><text:s text:c="2"/>\bibitem[Ebert et al., 2012]{q15} Sandra Ebert, Mario Fritz and Bernt Schiele. 2012. "RALF: A reinforced</text:p>
      <text:p text:style-name="Standard"><text:s text:c="2"/>active learning formulation for object class recognition". In 2012 IEEE Conference on Computer Vision and <text:s/>Pattern Recognition,</text:p>
      <text:p text:style-name="Standard"><text:s text:c="2"/>Providence, RI, USA, June 16-21, 2012, 3626-3633.</text:p>
      <text:p text:style-name="Standard"><text:s text:c="2"/></text:p>
      <text:p text:style-name="Standard"><text:s text:c="2"/>\bibitem[Schröder et al., 2020]{q16} Christopher Schröder and Andreas Niekler. "A Survey of Active Learning for Text Classification using Deep Neural Networks". 2020. arXiv:2008.07267</text:p>
      <text:p text:style-name="Standard"><text:s text:c="2"/></text:p>
      <text:p text:style-name="Standard"><text:s text:c="2"/>\bibitem[Tong et al., 2001]{q17} Simon Tong and Daphne Koller. “Support Vector Machine Active Learning with Applications to Text Classification”. In:Journal of Machine Learning Research2 (2001), pp. 45–66</text:p>
      <text:p text:style-name="Standard"><text:s text:c="2"/></text:p>
      <text:p text:style-name="Standard"><text:s text:c="2"/>\bibitem[Nigam et al., 2000]{q18} Kamal Nigam, Andrew Mccallum, Sebastian Thrun and Tom Mitchell. “Text Classification from Labeled and Unlabeled Documents using EM”. In:Machine Learning39 (2000), pp. 103–134.</text:p>
      <text:p text:style-name="Standard"><text:s text:c="2"/></text:p>
      <text:p text:style-name="Standard"><text:s text:c="2"/>\bibitem[Hoi et al., 2006]{q19} Steven C. H. Hoi, Rong Jin, and Michael R. Lyu. “Large-Scale Text Categorization by Batch Mode Active Learning”. In:Proceedings of the 15th International Conference on World Wide Web. WWW ’06. Edinburgh,Scotland: Association for Computing Machinery, 2006, pp. 633–642.</text:p>
      <text:p text:style-name="Standard"><text:s text:c="2"/></text:p>
      <text:p text:style-name="Standard"><text:s text:c="2"/>\bibitem[Miller et al., 2020]{q20} <text:s/>Miller, B., Linder, F., &amp; Mebane, W. (2020). Active Learning Approaches for Labeling Text: Review and Assessment of the Performance of Active Learning Approaches. Political Analysis, 1-20. doi:10.1017/pan.2020.4</text:p>
      <text:p text:style-name="Standard"><text:s text:c="2"/></text:p>
      <text:p text:style-name="Standard"><text:s text:c="2"/>\bibitem[Hu et al., 2015]{q21} Hu, Rong &amp; Mac Namee, Brian &amp; Delany, Sarah. (2015). Active learning for text classification with reusability. Expert Systems with Applications. 45. 10.1016/j.eswa.2015.10.003. </text:p>
      <text:p text:style-name="Standard"><text:s text:c="2"/></text:p>
      <text:p text:style-name="Standard"><text:s text:c="2"/>\bibitem[Lu et al., 2019]{q22} Jinghui Lu and Maeve Henchion and Brian Mac Namee. Investigating the Effectiveness of Representations Based on Word-Embeddings in Active Learning for Labelling Text Datasets. 2019.</text:p>
      <text:p text:style-name="Standard"><text:s text:c="2"/></text:p>
      <text:p text:style-name="Standard"><text:s text:c="2"/>\bibitem[Zhang et al., 2017]{q23} Zhang, Y., Lease, M. and Wallace, B.C., 2017, February. Active discriminative textrepresentation learning. In Thirty-First AAAI Conference on Artificial Intelligence.</text:p>
      <text:p text:style-name="Standard"><text:s text:c="2"/></text:p>
      <text:p text:style-name="Standard"><text:s text:c="2"/>\bibitem[Zhao, 2017]{q24} Zhao, W., 2017. Deep Active Learning for Short-Text Classification.</text:p>
      <text:p text:style-name="Standard"><text:soft-page-break/><text:s text:c="2"/></text:p>
      <text:p text:style-name="Standard"><text:s text:c="2"/>\bibitem[Siddhant et al., 2018]{q25} Siddhant, A. and <text:s/>Lipton, Z.C., 2018. Deep Bayesian active learning for natural language processing: Results of a large-scale empirical study. arXiv preprintarXiv:1808.05697.</text:p>
      <text:p text:style-name="Standard"><text:s text:c="2"/></text:p>
      <text:p text:style-name="Standard"><text:s text:c="2"/>\bibitem[Zhang, 2019]{q26} Zhang, <text:s/>Y., 2019. Neural NLP models under low-supervision scenarios</text:p>
      <text:p text:style-name="Standard"><text:s text:c="2"/></text:p>
      <text:p text:style-name="Standard"><text:s text:c="2"/>\bibitem[Attenberg et al., 2013]{q27} Attenberg, Josh &amp; Ertekin, Şeyda. (2013). Class Imbalance and Active Learning. 10.1002/9781118646106.ch6. </text:p>
      <text:p text:style-name="Standard"><text:s text:c="2"/></text:p>
      <text:p text:style-name="Standard"><text:s text:c="2"/>\bibitem[Amidi et al., 2018]{q28} Afshine Amidi and Shervine Amid. "VIP Cheatsheet: <text:s/>Recurrent Neural Networks". 2018. Url: \url{https://raw.githubusercontent.com/afshinea/stanford-cs-230-deep-learning/master/en/cheatsheet-recurrent-neural-networks.pdf}</text:p>
      <text:p text:style-name="Standard"><text:s text:c="2"/></text:p>
      <text:p text:style-name="Standard"><text:s text:c="2"/>\bibitem[Mahoney et al., 2019]{q29} Christian J. Mahoney and Nathaniel Huber-Fliflet and Haozhen Zhao and Jianping Zhang and Peter Gronvall and Shi Ye. Evaluation of Seed Set Selection Approaches and Active Learning Strategies in Predictive Coding. 1st International Workshop on AI and Intelligent Assistance for Legal Professionals in the Digital Workplace (LegalAIIA) at The 17th International Conference on Artificial Intelligence and Law (ICAIL 2019). arXiv preprint arXiv:1906.04367. 2019.</text:p>
      <text:p text:style-name="Standard"><text:s text:c="2"/></text:p>
      <text:p text:style-name="Standard"><text:s text:c="2"/>\bibitem[Minaee et al., 2020]{q30} Shervin Minaee and Nal Kalchbrenner and Erik Cambria and Narjes Nikzad and Meysam Chenaghlu and Jianfeng Gao. Deep Learning Based Text Classification: A Comprehensive Review. 2020. arXiv:2004.03705</text:p>
      <text:p text:style-name="Standard"><text:s text:c="2"/></text:p>
      <text:p text:style-name="Standard"><text:s text:c="2"/>\bibitem[Selivanov, 2020]{q31} Dmitriy Selivanov. GloVe Embeddings. 2020. Last accessed 20.09.2020 at 02:19 pm. Retrieved from: \url{https://cran.r-project.org/web/packages/text2vec/vignettes/glove.html}</text:p>
      <text:p text:style-name="Standard"><text:s text:c="2"/></text:p>
      <text:p text:style-name="Standard"><text:s text:c="2"/>\bibitem[Becker, 2019]{q32} Roland Becker. Word Embeddings – Methoden zur Repräsentation von Wörtern in Algorithmen und neuronalen Netzen .2019. Last accessed 20.09.2020 at 02:22 pm. Retrieved from: \url{https://jaai.de/word-embeddings-worteinbettung-word2vec-glove-bag-of-words-1872/}</text:p>
      <text:p text:style-name="Standard"><text:s text:c="2"/></text:p>
      <text:p text:style-name="Standard"><text:s text:c="2"/>\bibitem[Ruder, 2016]{q33} Sebastian Ruder. An overview of word embeddings and their connection to distributional semantic models. 2016. Last accessed 20.09.2020 at 02:26 pm. Retrieved from: \url{https://blog.aylien.com/overview-word-embeddings-history-word2vec-cbow-glove/}</text:p>
      <text:p text:style-name="Standard"><text:s text:c="2"/></text:p>
      <text:p text:style-name="Standard"><text:s text:c="2"/>\bibitem[Alammar, 2018]{q34} Jay Alammar. The Illustrated Transformer. 2018. Last accessed 20.09.2020 at 05:18 pm. Retrieved from: \url{https://jalammar.github.io/illustrated-transformer/}</text:p>
      <text:p text:style-name="Standard"><text:s text:c="2"/></text:p>
      <text:p text:style-name="Standard"/>
      <text:p text:style-name="Standard"><text:s text:c="3"/></text:p>
      <text:p text:style-name="Standard"><text:s text:c="2"/></text:p>
      <text:p text:style-name="Standard">\end{thebibliography}</text:p>
      <text:p text:style-name="Standard"/>
      <text:p text:style-name="Standard">\newpage</text:p>
      <text:p text:style-name="Standard">\appendix</text:p>
      <text:p text:style-name="Standard"/>
      <text:p text:style-name="Standard">\chapter{G-Mean Performance Graphs}</text:p>
      <text:p text:style-name="Standard"><text:soft-page-break/></text:p>
      <text:p text:style-name="Standard">\begin{figure}[h!]</text:p>
      <text:p text:style-name="Standard"><text:tab/>\centering</text:p>
      <text:p text:style-name="Standard"><text:tab/>\includegraphics[width=0.7\textwidth]{sst2_50_transformer_bert.png}</text:p>
      <text:p text:style-name="Standard"><text:tab/>\caption[SST-2 (50:50) performance graph]{Results for SST-2 dataset with distribution 50:50, transformer BERT document embeddings}</text:p>
      <text:p text:style-name="Standard"><text:tab/>\label{fig:sst_50_transformer_bert_perf}</text:p>
      <text:p text:style-name="Standard">\end{figure}</text:p>
      <text:p text:style-name="Standard"/>
      <text:p text:style-name="Standard">\begin{figure}[h!]</text:p>
      <text:p text:style-name="Standard"><text:tab/>\centering</text:p>
      <text:p text:style-name="Standard"><text:tab/>\includegraphics[width=0.7\textwidth]{sst_90_3000_transformer_bert.png}</text:p>
      <text:p text:style-name="Standard"><text:tab/>\caption[SST-2 (90:10) performance graph with 3000 instances]{Results for SST-2 dataset with distribution 90:10 and 3000 instances as training set, transformer BERT document embeddings}</text:p>
      <text:p text:style-name="Standard"><text:tab/>\label{fig:sst_90_3000_transformer_bert_perf}</text:p>
      <text:p text:style-name="Standard">\end{figure}</text:p>
      <text:p text:style-name="Standard"/>
      <text:p text:style-name="Standard">\begin{figure}[h!]</text:p>
      <text:p text:style-name="Standard"><text:tab/>\centering</text:p>
      <text:p text:style-name="Standard"><text:tab/>\includegraphics[width=0.7\textwidth]{news_1000_b_transformer_bert.png}</text:p>
      <text:p text:style-name="Standard"><text:tab/>\caption[Newsgroup (balanced) performance graph]{Results for Newsgroup dataset (balanced), transformer BERT document embeddings}</text:p>
      <text:p text:style-name="Standard"><text:tab/>\label{fig:news_1000_b_transformer_bert_perf}</text:p>
      <text:p text:style-name="Standard">\end{figure}</text:p>
      <text:p text:style-name="Standard"/>
      <text:p text:style-name="Standard">\begin{figure}[h!]</text:p>
      <text:p text:style-name="Standard"><text:tab/>\centering</text:p>
      <text:p text:style-name="Standard"><text:tab/>\includegraphics[width=0.7\textwidth]{wiki_3000_transformer.png}</text:p>
      <text:p text:style-name="Standard"><text:tab/>\caption[Wikipedia Movie <text:s/>transformer BERT performance graph with 3000 instannces]{Results for Wikipedia movie dataset with 3000 instances, transformer BERT document embeddings}</text:p>
      <text:p text:style-name="Standard"><text:tab/>\label{fig:wiki_3000_transformer}</text:p>
      <text:p text:style-name="Standard">\end{figure}</text:p>
      <text:p text:style-name="Standard"/>
      <text:p text:style-name="Standard">\newpage</text:p>
      <text:p text:style-name="Standard">\chapter{Distribution Graphs}</text:p>
      <text:p text:style-name="Standard"/>
      <text:p text:style-name="Standard">\begin{figure}[h!]</text:p>
      <text:p text:style-name="Standard"><text:tab/>\centering</text:p>
      <text:p text:style-name="Standard"><text:tab/>\includegraphics[width=0.8\textwidth]{sst_7030_rnn_glove_query.jpeg}</text:p>
      <text:p text:style-name="Standard"><text:tab/>\caption[SST-2 (70:30) GloVe embeddings query class distribution]{Class distribution of SST-2 dataset (70:30) with GloVe RNN document embeddings for every query for the first fold; q0 is the seed set which is the same for every query strategy and every word embedding}</text:p>
      <text:p text:style-name="Standard"><text:tab/>\label{fig:sst_70_glove_query_dist}</text:p>
      <text:p text:style-name="Standard">\end{figure}</text:p>
      <text:p text:style-name="Standard"/>
      <text:p text:style-name="Standard">\begin{figure}[h!]</text:p>
      <text:p text:style-name="Standard"><text:tab/>\centering</text:p>
      <text:p text:style-name="Standard"><text:tab/>\includegraphics[width=0.8\textwidth]{sst_7030_rnn_fasttext_query.jpeg}</text:p>
      <text:p text:style-name="Standard"><text:soft-page-break/><text:tab/>\caption[SST-2 (70:30) fastText embeddings query class distribution]{Class distribution of SST-2 dataset (70:30) with fastText RNN document embeddings for every query for the first fold; q0 is the seed set which is the same for every query strategy and every word embedding}</text:p>
      <text:p text:style-name="Standard"><text:tab/>\label{fig:sst_70_fasttext_query_dist}</text:p>
      <text:p text:style-name="Standard">\end{figure}</text:p>
      <text:p text:style-name="Standard"/>
      <text:p text:style-name="Standard">\begin{figure}[h!]</text:p>
      <text:p text:style-name="Standard"><text:tab/>\centering</text:p>
      <text:p text:style-name="Standard"><text:tab/>\includegraphics[width=0.8\textwidth]{sst_7030_rnn_flair_query.jpeg}</text:p>
      <text:p text:style-name="Standard"><text:tab/>\caption[SST-2 (70:30) flair embeddings query class distribution]{Class distribution of SST-2 dataset (70:30) with flair RNN document embeddings for every query for the first fold; q0 is the seed set which is the same for every query strategy and every word embedding}</text:p>
      <text:p text:style-name="Standard"><text:tab/>\label{fig:sst_70_flair_query_dist}</text:p>
      <text:p text:style-name="Standard">\end{figure}</text:p>
      <text:p text:style-name="Standard"/>
      <text:p text:style-name="Standard">\begin{figure}[h!]</text:p>
      <text:p text:style-name="Standard"><text:tab/>\centering</text:p>
      <text:p text:style-name="Standard"><text:tab/>\includegraphics[width=0.8\textwidth]{sst_7030_rnn_bert_query.jpeg}</text:p>
      <text:p text:style-name="Standard"><text:tab/>\caption[SST-2 (70:30) BERT embeddings query class distribution]{Class distribution of SST-2 dataset (70:30) with BERT RNN document embeddings for every query for the first fold; q0 is the seed set which is the same for every query strategy and every word embedding}</text:p>
      <text:p text:style-name="Standard"><text:tab/>\label{fig:sst_70_rnn_bert_query_dist}</text:p>
      <text:p text:style-name="Standard">\end{figure}</text:p>
      <text:p text:style-name="Standard"/>
      <text:p text:style-name="Standard">\begin{figure}[h!]</text:p>
      <text:p text:style-name="Standard"><text:tab/>\centering</text:p>
      <text:p text:style-name="Standard"><text:tab/>\includegraphics[width=0.8\textwidth]{sst_9010_rnn_glove_query.jpeg}</text:p>
      <text:p text:style-name="Standard"><text:tab/>\caption[SST-2 (90:10) RNN GloVe document embeddings query class distribution]{Class distribution of SST-2 dataset (90:10) with GloVe RNN document embeddings for every query for the first fold; q0 is the seed set which is the same for every query strategy and every word embedding}</text:p>
      <text:p text:style-name="Standard"><text:tab/>\label{fig:sst_90_rnn_glove_query_dist}</text:p>
      <text:p text:style-name="Standard">\end{figure}</text:p>
      <text:p text:style-name="Standard"/>
      <text:p text:style-name="Standard">\begin{figure}[h!]</text:p>
      <text:p text:style-name="Standard"><text:tab/>\centering</text:p>
      <text:p text:style-name="Standard"><text:tab/>\includegraphics[width=0.8\textwidth]{sst_9010_rnn_fasttext_query.jpeg}</text:p>
      <text:p text:style-name="Standard"><text:tab/>\caption[SST-2 (90:10) RNN fastText document embeddings query class distribution]{Class distribution of SST-2 dataset (90:10) with fastText RNN document embeddings for every query for the first fold; q0 is the seed set which is the same for every query strategy and every word embedding}</text:p>
      <text:p text:style-name="Standard"><text:tab/>\label{fig:sst_90_rnn_fasttext_query_dist}</text:p>
      <text:p text:style-name="Standard">\end{figure}</text:p>
      <text:p text:style-name="Standard"/>
      <text:p text:style-name="Standard">\begin{figure}[h!]</text:p>
      <text:p text:style-name="Standard"><text:tab/>\centering</text:p>
      <text:p text:style-name="Standard"><text:tab/>\includegraphics[width=0.8\textwidth]{sst_9010_rnn_flair_query.jpeg}</text:p>
      <text:p text:style-name="Standard"><text:tab/>\caption[SST-2 (90:10) RNN Flair document embeddings query class distribution]{Class distribution of SST-2 dataset (90:10) with Flair RNN document embeddings for every query for the first fold; q0 is the seed set which is the same for every query strategy and every word embedding}</text:p>
      <text:p text:style-name="Standard"><text:tab/>\label{fig:sst_90_rnn_Flair_query_dist}</text:p>
      <text:p text:style-name="Standard">\end{figure}</text:p>
      <text:p text:style-name="Standard"><text:soft-page-break/></text:p>
      <text:p text:style-name="Standard">\begin{figure}[h!]</text:p>
      <text:p text:style-name="Standard"><text:tab/>\centering</text:p>
      <text:p text:style-name="Standard"><text:tab/>\includegraphics[width=0.8\textwidth]{sst_9010_rnn_bert_query.jpeg}</text:p>
      <text:p text:style-name="Standard"><text:tab/>\caption[SST-2 (90:10) RNN BERT document embeddings query class distribution]{Class distribution of SST-2 dataset (90:10) with BERT RNN document embeddings for every query for the first fold; q0 is the seed set which is the same for every query strategy and every word embedding}</text:p>
      <text:p text:style-name="Standard"><text:tab/>\label{fig:sst_90_rnn_bert_query_dist}</text:p>
      <text:p text:style-name="Standard">\end{figure}</text:p>
      <text:p text:style-name="Standard"/>
      <text:p text:style-name="Standard"/>
      <text:p text:style-name="Standard">\begin{figure}[h!]</text:p>
      <text:p text:style-name="Standard"><text:tab/>\centering</text:p>
      <text:p text:style-name="Standard"><text:tab/>\includegraphics[width=0.8\textwidth]{news_rnn_glove_query.jpeg}</text:p>
      <text:p text:style-name="Standard"><text:tab/>\caption[Newsgroup RNN GloVe embeddings query class distribution]{Class distribution of Newsgroup dataset with GloVe RNN document embeddings for every query for the first fold; q0 is the seed set which is the same for every query strategy and every word embedding}</text:p>
      <text:p text:style-name="Standard"><text:tab/>\label{fig:news_rnn_glove_query_dist}</text:p>
      <text:p text:style-name="Standard">\end{figure}</text:p>
      <text:p text:style-name="Standard"/>
      <text:p text:style-name="Standard">\begin{figure}[h!]</text:p>
      <text:p text:style-name="Standard"><text:tab/>\centering</text:p>
      <text:p text:style-name="Standard"><text:tab/>\includegraphics[width=0.8\textwidth]{news_rnn_fasttext_query.jpeg}</text:p>
      <text:p text:style-name="Standard"><text:tab/>\caption[Newsgroup RNN FastText embeddings query class distribution]{Class distribution of Newsgroup dataset with FastText RNN document embeddings for every query for the first fold; q0 is the seed set which is the same for every query strategy and every word embedding}</text:p>
      <text:p text:style-name="Standard"><text:tab/>\label{fig:news_rnn_fasttext_query_dist}</text:p>
      <text:p text:style-name="Standard">\end{figure}</text:p>
      <text:p text:style-name="Standard"/>
      <text:p text:style-name="Standard">\begin{figure}[h!]</text:p>
      <text:p text:style-name="Standard"><text:tab/>\centering</text:p>
      <text:p text:style-name="Standard"><text:tab/>\includegraphics[width=0.8\textwidth]{news_rnn_flair_query.jpeg}</text:p>
      <text:p text:style-name="Standard"><text:tab/>\caption[Newsgroup RNN Flair embeddings query class distribution]{Class distribution of Newsgroup dataset with Flair RNN document embeddings for every query for the first fold; q0 is the seed set which is the same for every query strategy and every word embedding}</text:p>
      <text:p text:style-name="Standard"><text:tab/>\label{fig:news_rnn_flair_query_dist}</text:p>
      <text:p text:style-name="Standard">\end{figure}</text:p>
      <text:p text:style-name="Standard"/>
      <text:p text:style-name="Standard">\begin{figure}[h!]</text:p>
      <text:p text:style-name="Standard"><text:tab/>\centering</text:p>
      <text:p text:style-name="Standard"><text:tab/>\includegraphics[width=0.8\textwidth]{news_rnn_bert_query.jpeg}</text:p>
      <text:p text:style-name="Standard"><text:tab/>\caption[Newsgroup RNN BERT embeddings query class distribution]{Class distribution of Newsgroup dataset with BERT RNN document embeddings for every query for the first fold; q0 is the seed set which is the same for every query strategy and every word embedding}</text:p>
      <text:p text:style-name="Standard"><text:tab/>\label{fig:news_rnn_bert_query_dist}</text:p>
      <text:p text:style-name="Standard">\end{figure}</text:p>
      <text:p text:style-name="Standard"/>
      <text:p text:style-name="Standard">\begin{figure}[h!]</text:p>
      <text:p text:style-name="Standard"><text:tab/>\centering</text:p>
      <text:p text:style-name="Standard"><text:tab/>\includegraphics[width=0.8\textwidth]{wiki_rnn_glove_query.jpeg}</text:p>
      <text:p text:style-name="Standard"><text:soft-page-break/><text:tab/>\caption[Wikipedia Movie GloVe embeddings query class distribution]{Class distribution of Wikipedia Movie dataset with GloVe RNN document embeddings for every query for the first fold; q0 is the seed set which is the same for every query strategy and every word embedding}</text:p>
      <text:p text:style-name="Standard"><text:tab/>\label{fig:wiki_rnn_glove_query_dist}</text:p>
      <text:p text:style-name="Standard">\end{figure}</text:p>
      <text:p text:style-name="Standard"/>
      <text:p text:style-name="Standard">\begin{figure}[h!]</text:p>
      <text:p text:style-name="Standard"><text:tab/>\centering</text:p>
      <text:p text:style-name="Standard"><text:tab/>\includegraphics[width=0.8\textwidth]{wiki_rnn_fasttext_query.jpeg}</text:p>
      <text:p text:style-name="Standard"><text:tab/>\caption[Wikipedia Movie FastText embeddings query class distribution]{Class distribution of Wikipedia Movie dataset with FastText RNN document embeddings for every query for the first fold; q0 is the seed set which is the same for every query strategy and every word embedding}</text:p>
      <text:p text:style-name="Standard"><text:tab/>\label{fig:wiki_rnn_fasttext_query_dist}</text:p>
      <text:p text:style-name="Standard">\end{figure}</text:p>
      <text:p text:style-name="Standard"/>
      <text:p text:style-name="Standard">\begin{figure}[h!]</text:p>
      <text:p text:style-name="Standard"><text:tab/>\centering</text:p>
      <text:p text:style-name="Standard"><text:tab/>\includegraphics[width=0.8\textwidth]{wiki_rnn_flair_query.jpeg}</text:p>
      <text:p text:style-name="Standard"><text:tab/>\caption[Wikipedia Movie Flair embeddings query class distribution]{Class distribution of Wikipedia Movie dataset with Flair RNN document embeddings for every query for the first fold; q0 is the seed set which is the same for every query strategy and every word embedding}</text:p>
      <text:p text:style-name="Standard"><text:tab/>\label{fig:wiki_rnn_flair_query_dist}</text:p>
      <text:p text:style-name="Standard">\end{figure}</text:p>
      <text:p text:style-name="Standard"/>
      <text:p text:style-name="Standard">\begin{figure}[h!]</text:p>
      <text:p text:style-name="Standard"><text:tab/>\centering</text:p>
      <text:p text:style-name="Standard"><text:tab/>\includegraphics[width=0.8\textwidth]{wiki_rnn_bert_query.jpeg}</text:p>
      <text:p text:style-name="Standard"><text:tab/>\caption[Wikipedia Movie BERT embeddings query class distribution]{Class distribution of Wikipedia Movie dataset with BERT RNN document embeddings for every query for the first fold; q0 is the seed set which is the same for every query strategy and every word embedding}</text:p>
      <text:p text:style-name="Standard"><text:tab/>\label{fig:wiki_rnn_bert_query_dist}</text:p>
      <text:p text:style-name="Standard">\end{figure}</text:p>
      <text:p text:style-name="Standard"/>
      <text:p text:style-name="Standard"/>
      <text:p text:style-name="Standard"/>
      <text:p text:style-name="Standard"/>
      <text:p text:style-name="Standard">% Erzeugen der Selbständigkeitserklärung auf einem neuen Blatt:</text:p>
      <text:p text:style-name="Standard">\selbstaendigkeitserklaerung{\today}</text:p>
      <text:p text:style-name="Standard"/>
      <text:p text:style-name="Standard">\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0:30:35.015300499</meta:creation-date>
    <dc:date>2020-09-20T20:31:06.189236991</dc:date>
    <meta:editing-duration>PT31S</meta:editing-duration>
    <meta:editing-cycles>1</meta:editing-cycles>
    <meta:document-statistic meta:table-count="0" meta:image-count="0" meta:object-count="0" meta:page-count="35" meta:paragraph-count="941" meta:word-count="11755" meta:character-count="88463" meta:non-whitespace-character-count="76997"/>
    <meta:generator>LibreOffice/6.0.7.3$Linux_X86_64 LibreOffice_project/00m0$Build-3</meta:generator>
  </office:meta>
</office:document-meta>
</file>